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verdana" svg:font-family="verdana, helvetica, sans-serif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Liberation Serif" fo:font-size="12pt" style:font-size-asian="12pt" style:font-name-complex="Arial" style:font-size-complex="12pt"/>
    </style:style>
    <style:style style:name="P8" style:family="paragraph" style:parent-style-name="Standard">
      <style:text-properties style:font-name="Liberation Serif" fo:font-size="12p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text-properties style:font-name="Liberation Serif" fo:font-size="12pt" style:text-underline-style="none" style:font-size-asian="12pt" style:font-name-complex="Arial" style:font-size-complex="12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12" style:family="paragraph" style:parent-style-name="Preformatted_20_Text">
      <style:text-properties style:font-name="Liberation Serif" fo:font-size="12pt" style:font-size-asian="12pt" style:font-size-complex="12pt"/>
    </style:style>
    <style:style style:name="P13" style:family="paragraph" style:parent-style-name="Text_20_body">
      <style:text-properties style:text-underline-style="none"/>
    </style:style>
    <style:style style:name="P14" style:family="paragraph" style:parent-style-name="Text_20_body">
      <style:text-properties style:text-underline-style="none" fo:background-color="transparent"/>
    </style:style>
    <style:style style:name="P15" style:family="paragraph" style:parent-style-name="Text_20_body">
      <style:text-properties style:text-underline-style="none" fo:font-weight="bold" style:font-weight-asian="bold" style:font-weight-complex="bold"/>
    </style:style>
    <style:style style:name="P16" style:family="paragraph" style:parent-style-name="Text_20_body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text-properties fo:color="#000000" style:font-name="Liberation Serif" fo:font-size="12pt" style:text-underline-style="none" style:font-size-asian="12pt" style:font-size-complex="12pt"/>
    </style:style>
    <style:style style:name="P19" style:family="paragraph" style:parent-style-name="Text_20_body">
      <style:text-properties fo:color="#000000" style:font-name="Liberation Serif" fo:font-size="12pt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fo:color="#000000" style:font-name="Liberation Serif" fo:font-size="12pt" fo:font-weight="bold" style:font-size-asian="12pt" style:font-size-complex="12pt"/>
    </style:style>
    <style:style style:name="P21" style:family="paragraph" style:parent-style-name="Text_20_body">
      <style:text-properties fo:color="#000000" style:text-underline-style="none" fo:font-weight="normal" style:font-weight-asian="normal" style:font-weight-complex="normal"/>
    </style:style>
    <style:style style:name="P22" style:family="paragraph" style:parent-style-name="Text_20_body">
      <style:text-properties fo:color="#000000" style:text-underline-style="none" fo:font-weight="normal" fo:background-color="transparent" style:font-weight-asian="normal" style:font-weight-complex="normal"/>
    </style:style>
    <style:style style:name="P23" style:family="paragraph" style:parent-style-name="Text_20_body">
      <style:text-properties style:font-name="verdana" fo:font-size="10.5pt" style:font-size-asian="10.5pt" style:font-size-complex="10.5pt"/>
    </style:style>
    <style:style style:name="P24" style:family="paragraph" style:parent-style-name="Text_20_body">
      <style:paragraph-properties fo:text-align="start" style:justify-single-word="false"/>
      <style:text-properties fo:color="#800000" fo:font-size="12pt" style:font-size-asian="12pt" style:font-size-complex="12pt"/>
    </style:style>
    <style:style style:name="P25" style:family="paragraph" style:parent-style-name="Text_20_body">
      <style:text-properties fo:color="#800000" style:text-underline-style="none"/>
    </style:style>
    <style:style style:name="P26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0.5pt" style:font-size-asian="10.5pt" style:font-size-complex="10.5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fo:font-size="10.5pt" style:text-underline-style="none" style:font-size-asian="10.5pt" style:font-size-complex="10.5pt"/>
    </style:style>
    <style:style style:name="P30" style:family="paragraph" style:parent-style-name="Text_20_body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style:font-name="verdana" fo:font-size="10.5pt" style:text-underline-style="none" style:font-size-asian="10.5pt" style:font-size-complex="10.5pt"/>
    </style:style>
    <style:style style:name="P31" style:family="paragraph" style:parent-style-name="Table_20_Contents">
      <style:paragraph-properties fo:padding-left="0.049cm" fo:padding-right="0.049cm" fo:padding-top="0.132cm" fo:padding-bottom="0.132cm" fo:border="0.035cm solid #000000"/>
      <style:text-properties fo:font-size="10.5pt" style:font-size-asian="10.5pt" style:font-size-complex="10.5pt"/>
    </style:style>
    <style:style style:name="P32" style:family="paragraph" style:parent-style-name="Table_20_Contents">
      <style:paragraph-properties fo:padding-left="0cm" fo:padding-right="0.049cm" fo:padding-top="0.049cm" fo:padding-bottom="0.049cm" fo:border-left="none" fo:border-right="0.035cm solid #000000" fo:border-top="0.035cm solid #000000" fo:border-bottom="0.035cm solid #000000"/>
      <style:text-properties style:font-name="verdana" fo:font-size="10.5pt" style:font-size-asian="10.5pt" style:font-size-complex="10.5pt"/>
    </style:style>
    <style:style style:name="P33" style:family="paragraph" style:parent-style-name="Table_20_Contents">
      <style:paragraph-properties fo:padding-left="0.049cm" fo:padding-right="0.049cm" fo:padding-top="0cm" fo:padding-bottom="0.049cm" fo:border-left="0.035cm solid #d4d0c8" fo:border-right="0.035cm solid #d4d0c8" fo:border-top="none" fo:border-bottom="0.035cm solid #d4d0c8"/>
      <style:text-properties style:font-name="verdana" fo:font-size="10.5pt" style:font-size-asian="10.5pt" style:font-size-complex="10.5pt"/>
    </style:style>
    <style:style style:name="P34" style:family="paragraph" style:parent-style-name="Table_20_Contents">
      <style:paragraph-properties fo:padding-left="0cm" fo:padding-right="0.049cm" fo:padding-top="0cm" fo:padding-bottom="0.049cm" fo:border-left="none" fo:border-right="0.035cm solid #d4d0c8" fo:border-top="none" fo:border-bottom="0.035cm solid #d4d0c8"/>
      <style:text-properties style:font-name="verdana" fo:font-size="10.5pt" style:font-size-asian="10.5pt" style:font-size-complex="10.5pt"/>
    </style:style>
    <style:style style:name="P35" style:family="paragraph" style:parent-style-name="Standard">
      <style:paragraph-properties fo:margin-left="0.026cm" fo:margin-right="0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.026cm" fo:margin-right="0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.026cm" fo:margin-right="0cm" fo:text-align="start" style:justify-single-word="false" fo:text-indent="0cm" style:auto-text-indent="false"/>
    </style:style>
    <style:style style:name="P38" style:family="paragraph" style:parent-style-name="Text_20_body">
      <style:paragraph-properties fo:margin-left="0.026cm" fo:margin-right="0cm" fo:text-align="start" style:justify-single-word="false" fo:text-indent="0cm" style:auto-text-indent="false"/>
      <style:text-properties style:font-name="verdana" fo:font-size="10.5pt" style:text-underline-style="none" fo:font-weight="normal" style:font-size-asian="10.5pt" style:font-weight-asian="normal" style:font-size-complex="10.5pt" style:font-weight-complex="normal"/>
    </style:style>
    <style:style style:name="P39" style:family="paragraph" style:parent-style-name="Text_20_body">
      <style:paragraph-properties fo:margin-top="0cm" fo:margin-bottom="0cm" fo:text-align="justify" style:justify-single-word="false"/>
      <style:text-properties fo:color="#000000" style:font-name="Liberation Serif" fo:font-size="12pt" style:font-size-asian="12pt" style:font-size-complex="12pt"/>
    </style:style>
    <style:style style:name="P4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Liberation Serif" fo:font-size="12pt" style:font-size-asian="12pt" style:font-size-complex="12pt"/>
    </style:style>
    <style:style style:name="P41" style:family="paragraph" style:parent-style-name="Illustration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2" style:family="paragraph" style:parent-style-name="Table_20_Contents">
      <style:text-properties fo:color="#000000" fo:font-weight="bold" style:font-weight-asian="bold" style:font-weight-complex="bold"/>
    </style:style>
    <style:style style:name="P43" style:family="paragraph" style:parent-style-name="Table_20_Contents">
      <style:text-properties fo:font-weight="bold" style:font-weight-asian="bold" style:font-weight-complex="bold"/>
    </style:style>
    <style:style style:name="P44" style:family="paragraph" style:parent-style-name="Text_20_body">
      <style:paragraph-properties fo:margin-left="-0.106cm" fo:margin-right="0cm" fo:text-indent="-1.085cm" style:auto-text-indent="false">
        <style:tab-stops/>
      </style:paragraph-properties>
      <style:text-properties fo:font-size="10.5pt" style:text-underline-style="none" fo:background-color="transparent" style:font-size-asian="10.5pt" style:font-size-complex="10.5pt"/>
    </style:style>
    <style:style style:name="P45" style:family="paragraph" style:parent-style-name="Text_20_body">
      <style:paragraph-properties fo:margin-left="1.66cm" fo:margin-right="0cm" fo:text-indent="0cm" style:auto-text-indent="false"/>
      <style:text-properties style:text-underline-style="none"/>
    </style:style>
    <style:style style:name="P46" style:family="paragraph" style:parent-style-name="Text_20_body">
      <style:paragraph-properties fo:margin-left="1.66cm" fo:margin-right="0cm" fo:text-indent="0cm" style:auto-text-indent="false"/>
      <style:text-properties style:text-underline-style="none" fo:background-color="transparent"/>
    </style:style>
    <style:style style:name="P47" style:family="paragraph" style:parent-style-name="Text_20_body">
      <style:paragraph-properties fo:margin-left="1.66cm" fo:margin-right="0cm" fo:text-indent="0cm" style:auto-text-indent="false"/>
      <style:text-properties fo:color="#800000" style:text-underline-style="none" fo:background-color="transparent"/>
    </style:style>
    <style:style style:name="P48" style:family="paragraph" style:parent-style-name="Text_20_body">
      <style:paragraph-properties fo:margin-left="0cm" fo:margin-right="0cm" fo:text-indent="1.612cm" style:auto-text-indent="false"/>
      <style:text-properties style:text-underline-style="none"/>
    </style:style>
    <style:style style:name="P49" style:family="paragraph" style:parent-style-name="Text_20_body">
      <style:paragraph-properties fo:margin-left="0cm" fo:margin-right="0cm" fo:text-indent="1.612cm" style:auto-text-indent="false"/>
      <style:text-properties style:text-underline-style="none" fo:background-color="transparent"/>
    </style:style>
    <style:style style:name="P50" style:family="paragraph" style:parent-style-name="Text_20_body">
      <style:paragraph-properties fo:margin-left="0cm" fo:margin-right="0cm" fo:text-indent="1.612cm" style:auto-text-indent="false"/>
      <style:text-properties fo:color="#800000" style:text-underline-style="none" fo:background-color="transparent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55" style:family="paragraph" style:parent-style-name="Standard">
      <style:paragraph-properties fo:text-align="start" style:justify-single-word="false"/>
      <style:text-properties fo:font-size="10.5pt" fo:background-color="#ffff99" style:font-size-asian="10.5pt" style:font-size-complex="10.5pt"/>
    </style:style>
    <style:style style:name="P56" style:family="paragraph" style:parent-style-name="Standard" style:list-style-name="L9">
      <style:paragraph-properties fo:margin-left="0.026cm" fo:margin-right="0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3.334cm" fo:margin-right="0cm" fo:text-align="start" style:justify-single-word="false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left="0.697cm" fo:margin-right="0cm" fo:text-align="start" style:justify-single-word="false" fo:text-indent="0cm" style:auto-text-indent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62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63" style:family="paragraph" style:parent-style-name="Text_20_body" style:list-style-name="L27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4" style:family="paragraph" style:parent-style-name="Text_20_body" style:list-style-name="L3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Text_20_body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6" style:family="paragraph" style:parent-style-name="Text_20_body" style:list-style-name="L2"/>
    <style:style style:name="P67" style:family="paragraph" style:parent-style-name="Text_20_body" style:list-style-name="L3"/>
    <style:style style:name="P68" style:family="paragraph" style:parent-style-name="Text_20_body" style:list-style-name="L4"/>
    <style:style style:name="P69" style:family="paragraph" style:parent-style-name="Text_20_body" style:list-style-name="L5"/>
    <style:style style:name="P70" style:family="paragraph" style:parent-style-name="Text_20_body" style:list-style-name="L6"/>
    <style:style style:name="P71" style:family="paragraph" style:parent-style-name="Text_20_body" style:list-style-name="L7"/>
    <style:style style:name="P72" style:family="paragraph" style:parent-style-name="Text_20_body" style:list-style-name="L8"/>
    <style:style style:name="P73" style:family="paragraph" style:parent-style-name="Text_20_body" style:list-style-name="L11"/>
    <style:style style:name="P74" style:family="paragraph" style:parent-style-name="Text_20_body" style:list-style-name="L12"/>
    <style:style style:name="P75" style:family="paragraph" style:parent-style-name="Text_20_body" style:list-style-name="L13"/>
    <style:style style:name="P76" style:family="paragraph" style:parent-style-name="Text_20_body" style:list-style-name="L14"/>
    <style:style style:name="P77" style:family="paragraph" style:parent-style-name="Text_20_body" style:list-style-name="L15"/>
    <style:style style:name="P78" style:family="paragraph" style:parent-style-name="Text_20_body" style:list-style-name="L18"/>
    <style:style style:name="P79" style:family="paragraph" style:parent-style-name="Text_20_body" style:list-style-name="L20"/>
    <style:style style:name="P80" style:family="paragraph" style:parent-style-name="Text_20_body" style:list-style-name="L21"/>
    <style:style style:name="P81" style:family="paragraph" style:parent-style-name="Text_20_body" style:list-style-name="L22"/>
    <style:style style:name="P82" style:family="paragraph" style:parent-style-name="Text_20_body" style:list-style-name="L23"/>
    <style:style style:name="P83" style:family="paragraph" style:parent-style-name="Text_20_body" style:list-style-name="L24"/>
    <style:style style:name="P84" style:family="paragraph" style:parent-style-name="Text_20_body" style:list-style-name="L25"/>
    <style:style style:name="P85" style:family="paragraph" style:parent-style-name="Text_20_body" style:list-style-name="L26"/>
    <style:style style:name="P86" style:family="paragraph" style:parent-style-name="Text_20_body" style:list-style-name="L28"/>
    <style:style style:name="P87" style:family="paragraph" style:parent-style-name="Text_20_body" style:list-style-name="L29">
      <style:paragraph-properties fo:text-align="start" style:justify-single-word="false"/>
    </style:style>
    <style:style style:name="P88" style:family="paragraph" style:parent-style-name="Text_20_body" style:list-style-name="L1">
      <style:paragraph-properties fo:text-align="start" style:justify-single-word="false"/>
    </style:style>
    <style:style style:name="P89" style:family="paragraph" style:parent-style-name="Text_20_body" style:list-style-name="L30"/>
    <style:style style:name="P90" style:family="paragraph" style:parent-style-name="Text_20_body" style:list-style-name="L31"/>
    <style:style style:name="P91" style:family="paragraph" style:parent-style-name="Text_20_body" style:list-style-name="L32"/>
    <style:style style:name="P92" style:family="paragraph" style:parent-style-name="Text_20_body" style:list-style-name="L34"/>
    <style:style style:name="P93" style:family="paragraph" style:parent-style-name="Text_20_body" style:list-style-name="L34">
      <style:text-properties fo:color="#800000" fo:font-size="12pt" style:font-size-asian="12pt" style:font-size-complex="12pt"/>
    </style:style>
    <style:style style:name="P94" style:family="paragraph" style:parent-style-name="Text_20_body" style:list-style-name="L1">
      <style:paragraph-properties fo:text-align="start" style:justify-single-word="false"/>
      <style:text-properties fo:color="#800000" fo:font-size="12pt" style:font-size-asian="12pt" style:font-size-complex="12pt"/>
    </style:style>
    <style:style style:name="P95" style:family="paragraph" style:parent-style-name="Text_20_body" style:list-style-name="L36">
      <style:paragraph-properties fo:text-align="start" style:justify-single-word="false"/>
      <style:text-properties fo:color="#800000" fo:font-size="12pt" style:font-size-asian="12pt" style:font-size-complex="12pt"/>
    </style:style>
    <style:style style:name="P96" style:family="paragraph" style:parent-style-name="Text_20_body" style:list-style-name="L35"/>
    <style:style style:name="P97" style:family="paragraph" style:parent-style-name="Text_20_body" style:list-style-name="L36">
      <style:paragraph-properties fo:text-align="start" style:justify-single-word="false"/>
      <style:text-properties fo:color="#000000" fo:font-size="12pt" style:font-size-asian="12pt" style:font-size-complex="12pt"/>
    </style:style>
    <style:style style:name="P98" style:family="paragraph" style:parent-style-name="Text_20_body" style:list-style-name="L40">
      <style:text-properties fo:color="#000000" style:text-underline-style="none"/>
    </style:style>
    <style:style style:name="P99" style:family="paragraph" style:parent-style-name="Text_20_body" style:list-style-name="L40">
      <style:text-properties fo:color="#000000" style:text-underline-style="none" fo:font-weight="normal" style:font-weight-asian="normal" style:font-weight-complex="normal"/>
    </style:style>
    <style:style style:name="P100" style:family="paragraph" style:parent-style-name="Text_20_body" style:list-style-name="L39">
      <style:text-properties fo:color="#000000" style:text-underline-style="none" fo:font-weight="normal" style:font-weight-asian="normal" style:font-weight-complex="normal"/>
    </style:style>
    <style:style style:name="P101" style:family="paragraph" style:parent-style-name="Text_20_body" style:list-style-name="L40">
      <style:text-properties fo:color="#000000" style:text-underline-style="none" fo:font-weight="normal" fo:background-color="transparent" style:font-weight-asian="normal" style:font-weight-complex="normal"/>
    </style:style>
    <style:style style:name="P102" style:family="paragraph" style:parent-style-name="Text_20_body" style:list-style-name="L37">
      <style:text-properties style:text-underline-style="none"/>
    </style:style>
    <style:style style:name="P103" style:family="paragraph" style:parent-style-name="Text_20_body" style:list-style-name="L38">
      <style:text-properties style:text-underline-style="none"/>
    </style:style>
    <style:style style:name="P104" style:family="paragraph" style:parent-style-name="Text_20_body" style:list-style-name="L39">
      <style:text-properties style:text-underline-style="none"/>
    </style:style>
    <style:style style:name="P105" style:family="paragraph" style:parent-style-name="Text_20_body" style:list-style-name="L41">
      <style:text-properties style:text-underline-style="none"/>
    </style:style>
    <style:style style:name="P106" style:family="paragraph" style:parent-style-name="Text_20_body" style:list-style-name="L40">
      <style:text-properties style:text-underline-style="none"/>
    </style:style>
    <style:style style:name="P107" style:family="paragraph" style:parent-style-name="Text_20_body" style:list-style-name="L42">
      <style:text-properties style:text-underline-style="none"/>
    </style:style>
    <style:style style:name="P108" style:family="paragraph" style:parent-style-name="Text_20_body" style:list-style-name="L43">
      <style:text-properties style:text-underline-style="none"/>
    </style:style>
    <style:style style:name="P109" style:family="paragraph" style:parent-style-name="Text_20_body" style:list-style-name="L45">
      <style:text-properties style:text-underline-style="none"/>
    </style:style>
    <style:style style:name="P110" style:family="paragraph" style:parent-style-name="Text_20_body" style:list-style-name="L46">
      <style:text-properties style:text-underline-style="none"/>
    </style:style>
    <style:style style:name="P111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2" style:family="paragraph" style:parent-style-name="Text_20_body" style:list-style-name="L41">
      <style:text-properties fo:color="#008000" style:text-underline-style="none"/>
    </style:style>
    <style:style style:name="P113" style:family="paragraph" style:parent-style-name="Text_20_body" style:list-style-name="L41">
      <style:text-properties fo:color="#ff950e" style:text-underline-style="none"/>
    </style:style>
    <style:style style:name="P114" style:family="paragraph" style:parent-style-name="Text_20_body" style:list-style-name="L41">
      <style:text-properties fo:color="#0099ff" style:text-underline-style="none"/>
    </style:style>
    <style:style style:name="P115" style:family="paragraph" style:parent-style-name="Text_20_body" style:list-style-name="L44"/>
    <style:style style:name="P116" style:family="paragraph" style:parent-style-name="Text_20_body" style:list-style-name="L10">
      <style:paragraph-properties fo:margin-left="0.026cm" fo:margin-right="0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7" style:family="paragraph" style:parent-style-name="Text_20_body" style:list-style-name="L16">
      <style:paragraph-properties fo:margin-left="0.026cm" fo:margin-right="0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8" style:family="paragraph" style:parent-style-name="Text_20_body" style:list-style-name="L17">
      <style:paragraph-properties fo:margin-left="0.026cm" fo:margin-right="0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9" style:family="paragraph" style:parent-style-name="Text_20_body" style:list-style-name="L19">
      <style:paragraph-properties fo:margin-left="0.026cm" fo:margin-right="0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0" style:family="paragraph" style:parent-style-name="Text_20_body" style:list-style-name="L29">
      <style:paragraph-properties fo:margin-top="0cm" fo:margin-bottom="0cm"/>
    </style:style>
    <style:style style:name="P121" style:family="paragraph" style:parent-style-name="Heading_20_3">
      <style:text-properties fo:color="#800000" style:text-underline-style="none"/>
    </style:style>
    <style:style style:name="P122" style:family="paragraph" style:parent-style-name="Heading_20_3">
      <style:text-properties style:text-underline-style="none"/>
    </style:style>
    <style:style style:name="P123" style:family="paragraph" style:parent-style-name="Heading_20_3">
      <style:text-properties style:text-underline-style="none" fo:background-color="transparent"/>
    </style:style>
    <style:style style:name="P124" style:family="paragraph" style:parent-style-name="Heading_20_2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fo:font-size="10.5pt" style:text-underline-style="none" style:font-size-asian="10.5pt" style:font-size-complex="10.5pt"/>
    </style:style>
    <style:style style:name="P125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126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/>
    </style:style>
    <style:style style:name="P127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fo:font-size="12pt" style:font-size-asian="12pt" style:font-size-complex="12pt"/>
    </style:style>
    <style:style style:name="P128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fo:font-size="10pt" style:font-size-asian="10pt" style:font-size-complex="10pt"/>
    </style:style>
    <style:style style:name="P129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fo:font-size="9pt" style:font-size-asian="9pt" style:font-size-complex="9pt"/>
    </style:style>
    <style:style style:name="P130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style:use-window-font-color="true"/>
    </style:style>
    <style:style style:name="P131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132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/>
    </style:style>
    <style:style style:name="P133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fo:font-size="10.5pt" style:font-size-asian="10.5pt" style:font-size-complex="10.5pt"/>
    </style:style>
    <style:style style:name="P134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size="10.5pt" style:font-size-asian="10.5pt" style:font-size-complex="10.5pt"/>
    </style:style>
    <style:style style:name="P135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size="9pt" style:font-size-asian="9pt" style:font-size-complex="9pt"/>
    </style:style>
    <style:style style:name="P136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137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13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39" style:family="paragraph" style:parent-style-name="Preformatted_20_Text">
      <style:paragraph-properties fo:margin-left="0.697cm" fo:margin-right="0cm" fo:text-align="start" style:justify-single-word="false" fo:text-indent="0cm" style:auto-text-indent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140" style:family="paragraph" style:parent-style-name="Preformatted_20_Text">
      <style:paragraph-properties fo:margin-left="3.343cm" fo:margin-right="0cm" fo:margin-top="0cm" fo:margin-bottom="0cm" fo:text-indent="0cm" style:auto-text-indent="false"/>
      <style:text-properties fo:color="#000000" fo:font-size="10.5pt" style:font-size-asian="10.5pt" style:font-size-complex="10.5pt"/>
    </style:style>
    <style:style style:name="P141" style:family="paragraph" style:parent-style-name="Preformatted_20_Text">
      <style:paragraph-properties fo:margin-left="-0.025cm" fo:margin-right="0cm" fo:margin-top="0cm" fo:margin-bottom="0cm" fo:text-indent="0cm" style:auto-text-indent="false"/>
      <style:text-properties fo:color="#000000" fo:font-size="10.5pt" style:font-size-asian="10.5pt" style:font-size-complex="10.5pt"/>
    </style:style>
    <style:style style:name="P142" style:family="paragraph" style:parent-style-name="Preformatted_20_Text" style:list-style-name="L47">
      <style:paragraph-properties fo:margin-left="0.048cm" fo:margin-right="0cm" fo:margin-top="0cm" fo:margin-bottom="0cm" fo:text-indent="-0.649cm" style:auto-text-indent="false">
        <style:tab-stops/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style:text-underline-style="none" fo:font-weight="normal" style:font-weight-asian="normal" style:font-weight-complex="normal"/>
    </style:style>
    <style:style style:name="T8" style:family="text">
      <style:text-properties fo:color="#800000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font-name="verdana"/>
    </style:style>
    <style:style style:name="T10" style:family="text">
      <style:text-properties style:font-name="verdana" fo:font-size="10.5pt" style:font-size-asian="10.5pt" style:font-size-complex="10.5pt"/>
    </style:style>
    <style:style style:name="T11" style:family="text">
      <style:text-properties fo:font-size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fo:background-color="#ffff99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fo:background-color="#ffff99" style:font-weight-asian="normal" style:font-weight-complex="normal"/>
    </style:style>
    <style:style style:name="T18" style:family="text">
      <style:text-properties fo:color="#000000" fo:font-size="8pt" style:font-size-asian="8pt" style:font-size-complex="8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fo:color="#000000" fo:font-size="9pt" style:font-size-asian="9pt" style:font-size-complex="9pt"/>
    </style:style>
    <style:style style:name="T22" style:family="text">
      <style:text-properties fo:color="#0099ff"/>
    </style:style>
    <style:style style:name="T23" style:family="text">
      <style:text-properties fo:color="#0099ff" fo:font-weight="normal" style:font-weight-asian="normal" style:font-weight-complex="normal"/>
    </style:style>
    <style:style style:name="T24" style:family="text">
      <style:text-properties style:use-window-font-color="true" fo:font-weight="normal" fo:background-color="#ffff99" style:font-weight-asian="normal" style:font-weight-complex="normal"/>
    </style:style>
    <style:style style:name="T2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background-color="transparent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808000"/>
    </style:style>
    <style:style style:name="T31" style:family="text">
      <style:text-properties fo:color="#808000" fo:font-size="12pt" style:font-size-asian="12pt" style:font-size-complex="12pt"/>
    </style:style>
    <style:style style:name="T32" style:family="text">
      <style:text-properties fo:color="#c0c0c0"/>
    </style:style>
    <style:style style:name="T33" style:family="text">
      <style:text-properties fo:color="#c0c0c0" fo:font-size="8pt" style:font-size-asian="8pt" style:font-size-complex="8pt"/>
    </style:style>
    <style:style style:name="T34" style:family="text">
      <style:text-properties fo:color="#c0c0c0" fo:font-size="12pt" style:font-size-asian="12pt" style:font-size-complex="12pt"/>
    </style:style>
    <style:style style:name="T35" style:family="text">
      <style:text-properties fo:color="#c0c0c0" fo:font-size="10pt" style:font-size-asian="10pt" style:font-size-complex="10pt"/>
    </style:style>
    <style:style style:name="T36" style:family="text">
      <style:text-properties fo:color="#c0c0c0" fo:font-size="9pt" style:font-size-asian="9pt" style:font-size-complex="9pt"/>
    </style:style>
    <style:style style:name="T37" style:family="text">
      <style:text-properties fo:color="#800080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41" style:family="text">
      <style:text-properties fo:background-color="#e6e6ff"/>
    </style:style>
    <style:style style:name="T42" style:family="text">
      <style:text-properties fo:background-color="#ffff99"/>
    </style:style>
    <style:style style:name="T43" style:family="text">
      <style:text-properties fo:color="#008000"/>
    </style:style>
    <style:style style:name="T44" style:family="text">
      <style:text-properties fo:color="#000080"/>
    </style:style>
    <style:style style:name="T45" style:family="text">
      <style:text-properties fo:color="#000080" fo:font-size="10pt" style:font-size-asian="10pt" style:font-size-complex="10pt"/>
    </style:style>
    <style:style style:name="T46" style:family="text">
      <style:text-properties fo:color="#000080" fo:font-size="8pt" style:font-size-asian="8pt" style:font-size-complex="8pt"/>
    </style:style>
    <style:style style:name="T47" style:family="text">
      <style:text-properties fo:color="#000080" fo:font-size="9pt" style:font-size-asian="9pt" style:font-size-complex="9pt"/>
    </style:style>
    <style:style style:name="T48" style:family="text">
      <style:text-properties style:font-size-asian="10pt"/>
    </style:style>
    <style:style style:name="T49" style:family="text">
      <style:text-properties style:font-size-complex="10pt"/>
    </style:style>
    <style:style style:name="T50" style:family="text">
      <style:text-properties fo:font-size="9pt" style:font-size-asian="9pt" style:font-size-complex="9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748cm" text:min-label-width="0.499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4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5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6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7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7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start-value="3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7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start-value="3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7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start-value="3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-0.529cm" text:min-label-width="0.635cm"/>
      </text:list-level-style-number>
      <text:list-level-style-number text:level="2" text:style-name="Numbering_20_Symbols" style:num-suffix="." style:num-format="1">
        <style:list-level-properties text:space-before="0.741cm" text:min-label-width="0.635cm"/>
      </text:list-level-style-number>
      <text:list-level-style-number text:level="3" text:style-name="Numbering_20_Symbols" style:num-suffix="." style:num-format="1">
        <style:list-level-properties text:space-before="2.011cm" text:min-label-width="0.635cm"/>
      </text:list-level-style-number>
      <text:list-level-style-number text:level="4" text:style-name="Numbering_20_Symbols" style:num-suffix="." style:num-format="1">
        <style:list-level-properties text:space-before="3.281cm" text:min-label-width="0.635cm"/>
      </text:list-level-style-number>
      <text:list-level-style-number text:level="5" text:style-name="Numbering_20_Symbols" style:num-suffix="." style:num-format="1">
        <style:list-level-properties text:space-before="4.551cm" text:min-label-width="0.635cm"/>
      </text:list-level-style-number>
      <text:list-level-style-number text:level="6" text:style-name="Numbering_20_Symbols" style:num-suffix="." style:num-format="1">
        <style:list-level-properties text:space-before="5.821cm" text:min-label-width="0.635cm"/>
      </text:list-level-style-number>
      <text:list-level-style-number text:level="7" text:style-name="Numbering_20_Symbols" style:num-suffix="." style:num-format="1">
        <style:list-level-properties text:space-before="7.091cm" text:min-label-width="0.635cm"/>
      </text:list-level-style-number>
      <text:list-level-style-number text:level="8" text:style-name="Numbering_20_Symbols" style:num-suffix="." style:num-format="1">
        <style:list-level-properties text:space-before="8.361cm" text:min-label-width="0.635cm"/>
      </text:list-level-style-number>
      <text:list-level-style-number text:level="9" text:style-name="Numbering_20_Symbols" style:num-suffix="." style:num-format="1">
        <style:list-level-properties text:space-before="9.631cm" text:min-label-width="0.635cm"/>
      </text:list-level-style-number>
      <text:list-level-style-number text:level="10" text:style-name="Numbering_20_Symbols" style:num-suffix="." style:num-format="1">
        <style:list-level-properties text:space-before="10.901cm" text:min-label-width="0.635cm"/>
      </text:list-level-style-number>
    </text:list-style>
    <text:list-style style:name="L4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SONEL <text:s text:c="2"/>BORDRO <text:s text:c="2"/>MODÜLÜ</text:p>
      <text:p text:style-name="P2"/>
      <text:p text:style-name="P2"/>
      <text:p text:style-name="P57">Struct Tanımları ve İçerik Açıklamaları</text:p>
      <text:p text:style-name="P57"/>
      <text:p text:style-name="P139"><text:span text:style-name="T30">struct</text:span><text:span text:style-name="T32"> </text:span>PRS_CALISMA_SURESI<text:span text:style-name="T32"> </text:span><text:span text:style-name="T15">{</text:span></text:p>
      <text:p text:style-name="P134"><text:span text:style-name="T32"><text:s text:c="4"/><text:tab/><text:tab/></text:span><text:span text:style-name="T30">int</text:span><text:span text:style-name="T32"> <text:s text:c="8"/></text:span>year<text:span text:style-name="T15">;</text:span></text:p>
      <text:p text:style-name="P134"><text:span text:style-name="T32"><text:s text:c="4"/><text:tab/><text:tab/></text:span><text:span text:style-name="T30">int</text:span><text:span text:style-name="T32"> <text:s text:c="8"/></text:span>month<text:span text:style-name="T15">;</text:span></text:p>
      <text:p text:style-name="P134"><text:span text:style-name="T32"><text:s text:c="4"/><text:tab/><text:tab/></text:span><text:span text:style-name="T30">int</text:span><text:span text:style-name="T32"> <text:s text:c="8"/></text:span>day<text:span text:style-name="T15">;</text:span></text:p>
      <text:p text:style-name="P133"><text:s text:c="4"/>};</text:p>
      <text:p text:style-name="P133"/>
      <text:p text:style-name="P133">* Çalışma süreci tanımlamaya yarayan struct yapısı yıl,ay,gün cinsinden <text:s text:c="2"/>3 değere ihtiyaç duymaktadır.</text:p>
      <text:p text:style-name="P58"/>
      <text:p text:style-name="P139"><text:span text:style-name="T30">struct</text:span><text:span text:style-name="T32"> </text:span>IHBAR_TAZMINATI<text:span text:style-name="T32"> </text:span><text:span text:style-name="T15">{</text:span></text:p>
      <text:p text:style-name="P134"><text:span text:style-name="T32"><text:s text:c="4"/><text:tab/><text:tab/></text:span><text:span text:style-name="T30">int</text:span><text:span text:style-name="T32"> <text:s text:c="10"/></text:span>baslangic_tarihi_turu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7"/></text:span>baslangic_tarihi_orj_deger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7"/></text:span>baslangic_tarihi_ay_degeri<text:span text:style-name="T15">;</text:span></text:p>
      <text:p text:style-name="P134"><text:span text:style-name="T32"><text:s text:c="4"/><text:tab/><text:tab/></text:span><text:span text:style-name="T30">int</text:span><text:span text:style-name="T32"> <text:s text:c="10"/></text:span>bitis_tarihi_turu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7"/></text:span>bitis_tarihi_orj_deger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7"/></text:span>bitis_tarihi_ay_deger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7"/></text:span>tazminat_hafta_degeri<text:span text:style-name="T15">;</text:span></text:p>
      <text:p text:style-name="P133"><text:s text:c="3"/>};</text:p>
      <text:p text:style-name="P133"/>
      <text:p text:style-name="P133">* İhbar tazminatı tutarlarını oluşturmaya yarayan yapı, ıhbar tazmınatı başlangıç </text:p>
      <text:p text:style-name="P133">ve bitiş sürelerini tanımlamayı gerektırir.İhbar tazminatı süre aralıklarını örneklemek gerekirse :</text:p>
      <text:p text:style-name="P140"><text:s/>0 ay – 6 ay -&gt; 2 hafta</text:p>
      <text:p text:style-name="P140"><text:s/>6 ay – 1.5 yıl -&gt; 4 hafta</text:p>
      <text:p text:style-name="P141"><text:s text:c="16"/>1.5 yıl – 3 yıl -&gt; 8 hafta şeklindedir. </text:p>
      <text:p text:style-name="P133">Bu yapıda başlangıç ve bitiş sürelerinin değerleri ay veya yıl cinsinden olabildiği için aralıkların öncelikle zaman türleri ve sonrasında Orijinal değerleri ve hepsinin kıyasını ay cinsinden yapabilmek için baslangic_tarihi_ay_degeri bilgisi kayıtedilmelidir.</text:p>
      <text:p text:style-name="P133"/>
      <text:p text:style-name="P133">Örnek ; 1.5 yıl – 3 yıl = başlangıç tarihi türü =yıl </text:p>
      <text:p text:style-name="P133"><text:s text:c="26"/>başlangıç tarihi Orijinal değeri= 1.5</text:p>
      <text:p text:style-name="P133"><text:s text:c="26"/>başlangıç tarihi ay değeri 1.5*12=18</text:p>
      <text:p text:style-name="P133"><text:s text:c="26"/>bitiş tarihi türü =yıl </text:p>
      <text:p text:style-name="P133"><text:s text:c="26"/>bitiş tarihi Orijinal değeri <text:s/>= 3 <text:s text:c="40"/></text:p>
      <text:p text:style-name="P133"><text:s text:c="26"/>bitiş tarihi ay değeri 3*12=36</text:p>
      <text:p text:style-name="P58"/>
      <text:p text:style-name="P139"><text:span text:style-name="T30">struct</text:span><text:span text:style-name="T32"> </text:span>PRS_SABITLER<text:span text:style-name="T32"> </text:span><text:span text:style-name="T15">{</text:span></text:p>
      <text:p text:style-name="P134"><text:span text:style-name="T32"><text:s text:c="4"/><text:tab/><text:tab/></text:span><text:span text:style-name="T37">QDate</text:span><text:span text:style-name="T32"> <text:s text:c="10"/></text:span>sgk_aciklama_tarih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issizlik_sig_isci_yuzdes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issizlik_sig_isveren_yuzdes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sakatlik_ind_derece_1_tutar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sakatlik_ind_derece_2_tutar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sakatlik_ind_derece_3_tutari<text:span text:style-name="T15">;</text:span></text:p>
      <text:p text:style-name="P134"><text:span text:style-name="T32"><text:s text:c="4"/><text:tab/><text:tab/></text:span><text:span text:style-name="T30">int</text:span><text:span text:style-name="T32"> <text:s text:c="12"/></text:span>tehlike_sinif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ssk_primi_isci_yuzdes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ssk_primi_isveren_yuzdes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ssk_taban_deger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ssk_tavan_deger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ssk_16_yas_alti_asgari_ucret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ssk_16_yas_ustu_asgari_ucret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damga_vergisi<text:span text:style-name="T15">;</text:span></text:p>
      <text:p text:style-name="P134"><text:soft-page-break/><text:span text:style-name="T32"><text:s text:c="4"/><text:tab/><text:tab/></text:span><text:span text:style-name="T30">double</text:span><text:span text:style-name="T32"> <text:s text:c="9"/></text:span>GELIR_VERGISI_DILIMLERI_BASLANGIC_TUTARLARI<text:span text:style-name="T32"> <text:s text:c="12"/></text:span><text:span text:style-name="T15"><text:s text:c="2"/></text:span></text:p>
      <text:p text:style-name="P134"><text:span text:style-name="T15"><text:s text:c="29"/>[GELIR_VERGISI_DILIMI_SAYISI];</text:span></text:p>
      <text:p text:style-name="P134"><text:span text:style-name="T32"><text:s text:c="4"/><text:tab/><text:tab/></text:span><text:span text:style-name="T30">double</text:span><text:span text:style-name="T32"> <text:s text:c="9"/></text:span>GELIR_VERGISI_DILIMLERI_BITIS_TUTARLARI<text:span text:style-name="T32"> <text:s text:c="4"/></text:span></text:p>
      <text:p text:style-name="P134"><text:span text:style-name="T15"><text:s text:c="29"/>[GELIR_VERGISI_DILIMI_SAYISI];</text:span></text:p>
      <text:p text:style-name="P134"><text:span text:style-name="T32"><text:s text:c="4"/><text:tab/><text:tab/></text:span><text:span text:style-name="T30">double</text:span><text:span text:style-name="T32"> <text:s text:c="9"/></text:span>GELIR_VERGISI_YUZDELERI<text:span text:style-name="T32"> <text:s text:c="20"/></text:span></text:p>
      <text:p text:style-name="P134"><text:span text:style-name="T15"><text:s text:c="29"/>[GELIR_VERGISI_DILIMI_SAYISI];</text:span></text:p>
      <text:p text:style-name="P134"><text:span text:style-name="T32"><text:s text:c="4"/><text:tab/><text:tab/></text:span><text:span text:style-name="T30">int</text:span><text:span text:style-name="T32"> <text:s text:c="12"/></text:span>gecerli_gelir_vergisi_dilimi_sayisi<text:span text:style-name="T15">;</text:span></text:p>
      <text:p text:style-name="P134"><text:span text:style-name="T32"><text:s text:c="4"/><text:tab/><text:tab/></text:span><text:span text:style-name="T30">double</text:span><text:span text:style-name="T32"> <text:s text:c="9"/></text:span>EVLI_ES_CALISMIYOR_ASG_GEC_INDIRIMLERI<text:span text:style-name="T32"> <text:s/></text:span></text:p>
      <text:p text:style-name="P134"><text:span text:style-name="T15"><text:s text:c="29"/>[MAX_COCUK_SAYISI];</text:span></text:p>
      <text:p text:style-name="P134"><text:span text:style-name="T32"><text:s text:c="4"/><text:tab/><text:tab/></text:span><text:span text:style-name="T30">double</text:span><text:span text:style-name="T32"> <text:s text:c="9"/></text:span>EVLI_ES_CALISIYOR_ASG_GEC_INDIRIMLERI<text:span text:style-name="T32"> <text:s text:c="2"/></text:span></text:p>
      <text:p text:style-name="P134"><text:span text:style-name="T15"><text:s text:c="29"/>[MAX_COCUK_SAYISI];</text:span></text:p>
      <text:p text:style-name="P134"><text:span text:style-name="T32"><text:s text:c="4"/><text:tab/><text:tab/></text:span><text:span text:style-name="T30">double</text:span><text:span text:style-name="T32"> <text:s text:c="9"/></text:span>BEKAR_ASG_GEC_INDIRIMLERI<text:span text:style-name="T32"> <text:s text:c="14"/></text:span></text:p>
      <text:p text:style-name="P134"><text:span text:style-name="T15"><text:s text:c="29"/>[MAX_COCUK_SAYISI];</text:span></text:p>
      <text:p text:style-name="P134"><text:span text:style-name="T32"><text:s text:c="11"/></text:span>IHBAR_TAZMINATI<text:span text:style-name="T32"> </text:span>IHBAR_TAZMINATI_TUTARLARI<text:span text:style-name="T32"> <text:s text:c="14"/></text:span></text:p>
      <text:p text:style-name="P134"><text:span text:style-name="T15"><text:s text:c="29"/>[IHBAR_TAZMINATI_DILIMI_SAYISI];</text:span></text:p>
      <text:p text:style-name="P133">};</text:p>
      <text:p text:style-name="P59"/>
      <text:p text:style-name="P59">*Sabit değerler structı SGK nın tanımladığı ve duyuru tarihi ile birlikte kaydedilmesi gereken tüm işlem yapan kurumlar için geçerli olan ön tanımlı sabit bilgilerdir.</text:p>
      <text:p text:style-name="P59"/>
      <text:p text:style-name="P59"><text:s text:c="2"/></text:p>
      <text:p text:style-name="P59"><text:s text:c="10"/><text:span text:style-name="T39"><text:s text:c="10"/></text:span><text:span text:style-name="T40">Gelir Vergi Dilimi (Gelir Vergisi Kanunu 103. maddesi)</text:span></text:p>
      <text:p text:style-name="P54"/>
      <text:p text:style-name="P54"><text:s text:c="9"/>0 – 8.800 Türk Lirası arasında % 15 <text:s text:c="3"/>= <text:s text:c="18"/>1.Dilim</text:p>
      <text:p text:style-name="P54"/>
      <text:p text:style-name="P54"><text:s text:c="9"/>8.800 – 22.000 Türk Lirası arasında % 20 = <text:s text:c="13"/>2.Dilim</text:p>
      <text:p text:style-name="P54"/>
      <text:p text:style-name="P54"><text:tab/><text:span text:style-name="T41"> <text:s/>( 8.800 TL ile 22.000 TL arasındaki Brüt ücretlerde Brüt ücretin 8.800 TL lik kısmında % 15 den yani 1.320 TL bürüt maaşın geri kalan kısmıda % 20 den hesaplanır)</text:span></text:p>
      <text:p text:style-name="P54"/>
      <text:p text:style-name="P54"><text:s text:c="9"/>22.000 – 50.000 Türk Lirası arasında % 27 <text:s/>= <text:s text:c="11"/>3.Dilim</text:p>
      <text:p text:style-name="P54"/>
      <text:p text:style-name="P54"><text:tab/><text:span text:style-name="T42">( 22.000 TL ile 50.000 TL arasındaki Brüt ücretlerde Bürüt ücretin 22.000 TL lik kısmı % 20 den yani 3.960 TL brüt maaşın geri kalan kısmıda % 27 den hesaplanır)</text:span></text:p>
      <text:p text:style-name="P55"><text:s text:c="6"/></text:p>
      <text:p text:style-name="P54"><text:s text:c="9"/>50.000 – 999.999.999.000 Türk Lirasında % 35 = <text:s text:c="5"/>4.Dilim</text:p>
      <text:p text:style-name="P61"><text:s text:c="10"/></text:p>
      <text:p text:style-name="P60">Yukarıda gösterilen gelir vergi dilimleri struct içerisinde, aralıkların <text:s/>başlangıç tutarları , bitiş tutarları ve gelir vergisi yüzdeleri diziler içinde <text:s/>tutlmaktadır. Bu dizilerin <text:s/>boyutu geçerli gelir vergisi dilimi sayısı kadardır.</text:p>
      <text:p text:style-name="P60"/>
      <text:p text:style-name="P138"><text:span text:style-name="T30">struct</text:span><text:span text:style-name="T32"> </text:span>PRS_ODENEK<text:span text:style-name="T32"> </text:span><text:span text:style-name="T15">{</text:span></text:p>
      <text:p text:style-name="P131"><text:span text:style-name="T32"><text:s text:c="4"/><text:tab/> </text:span><text:span text:style-name="T30">int</text:span><text:span text:style-name="T32"> <text:s text:c="8"/></text:span>odenek_id<text:span text:style-name="T15">;</text:span></text:p>
      <text:p text:style-name="P131"><text:span text:style-name="T32"><text:s text:c="5"/><text:tab/> </text:span><text:span text:style-name="T37">QString</text:span><text:span text:style-name="T32"> <text:s text:c="4"/></text:span>odenek_adi<text:span text:style-name="T15">;</text:span></text:p>
      <text:p text:style-name="P131"><text:span text:style-name="T32"><text:s text:c="4"/><text:tab/> </text:span><text:span text:style-name="T37">QString</text:span><text:span text:style-name="T32"> <text:s text:c="4"/></text:span>aciklama<text:span text:style-name="T15">;</text:span></text:p>
      <text:p text:style-name="P131"><text:span text:style-name="T32"><text:s text:c="2"/><text:tab/> </text:span><text:span text:style-name="T30">int</text:span><text:span text:style-name="T32"> <text:s text:c="8"/></text:span>var_mi_durumu<text:span text:style-name="T15">;</text:span><text:span text:style-name="T32"> <text:s text:c="7"/></text:span><text:span text:style-name="T43">//</text:span><text:span text:style-name="T32"> </text:span><text:span text:style-name="T43">Dikkat</text:span><text:span text:style-name="T32"> </text:span><text:span text:style-name="T43">!!</text:span><text:span text:style-name="T32"> </text:span><text:span text:style-name="T43">Yalnizca</text:span><text:span text:style-name="T32"> </text:span><text:span text:style-name="T43">firma</text:span><text:span text:style-name="T32"> </text:span><text:span text:style-name="T43">odenekleri</text:span><text:span text:style-name="T32"> </text:span><text:span text:style-name="T43">icin</text:span><text:span text:style-name="T32"> </text:span><text:span text:style-name="T43">firmada</text:span><text:span text:style-name="T32"> </text:span><text:span text:style-name="T43">odenegin</text:span><text:span text:style-name="T32"> </text:span><text:span text:style-name="T43">uygulanip</text:span><text:span text:style-name="T32"> </text:span><text:span text:style-name="T43">uygulanmadigini</text:span><text:span text:style-name="T32"> </text:span><text:span text:style-name="T43">yada</text:span><text:span text:style-name="T32"> </text:span><text:span text:style-name="T43">kimlere</text:span><text:span text:style-name="T32"> </text:span><text:span text:style-name="T43">uygulandigini</text:span><text:span text:style-name="T32"> </text:span><text:span text:style-name="T43">belirtmek</text:span><text:span text:style-name="T32"> </text:span><text:span text:style-name="T43">icin</text:span><text:span text:style-name="T32"> </text:span><text:span text:style-name="T43">kullanilir</text:span></text:p>
      <text:p text:style-name="P131"><text:span text:style-name="T32"><text:s text:c="7"/></text:span><text:span text:style-name="T30">int</text:span><text:span text:style-name="T32"> <text:s text:c="8"/></text:span>ek_odenek_mi<text:span text:style-name="T15">;</text:span></text:p>
      <text:p text:style-name="P131"><text:span text:style-name="T32"><text:s text:c="7"/></text:span><text:span text:style-name="T30">int</text:span><text:span text:style-name="T32"> <text:s text:c="8"/></text:span>ssk_kesintisi_iceriyor_mu<text:span text:style-name="T15">;</text:span></text:p>
      <text:p text:style-name="P131"><text:span text:style-name="T32"><text:s text:c="7"/></text:span><text:span text:style-name="T30">int</text:span><text:span text:style-name="T32"> <text:s text:c="8"/></text:span>gelir_vergisi_iceriyor_mu<text:span text:style-name="T15">;</text:span></text:p>
      <text:p text:style-name="P131"><text:span text:style-name="T32"><text:s text:c="7"/></text:span><text:span text:style-name="T30">int</text:span><text:span text:style-name="T32"> <text:s text:c="8"/></text:span>damga_vergisi_iceriyor_mu<text:span text:style-name="T15">;</text:span></text:p>
      <text:p text:style-name="P131"><text:span text:style-name="T32"><text:s text:c="7"/></text:span><text:span text:style-name="T30">int</text:span><text:span text:style-name="T32"> <text:s text:c="8"/></text:span>yuzde_mi<text:span text:style-name="T15">;</text:span></text:p>
      <text:p text:style-name="P131"><text:span text:style-name="T32"><text:s text:c="7"/></text:span><text:span text:style-name="T30">double</text:span><text:span text:style-name="T32"> <text:s text:c="5"/></text:span>yuzde_orani<text:span text:style-name="T15">;</text:span></text:p>
      <text:p text:style-name="P131"><text:span text:style-name="T32"><text:s text:c="7"/></text:span><text:span text:style-name="T30">double</text:span><text:span text:style-name="T32"> <text:s text:c="5"/></text:span>brut_tutari<text:span text:style-name="T15">;</text:span></text:p>
      <text:p text:style-name="P131"><text:span text:style-name="T32"><text:s text:c="7"/></text:span><text:span text:style-name="T30">double</text:span><text:span text:style-name="T32"> <text:s text:c="5"/></text:span>ssk_kesinti_matrahi<text:span text:style-name="T15">;</text:span></text:p>
      <text:p text:style-name="P131"><text:span text:style-name="T32"><text:s text:c="7"/></text:span><text:span text:style-name="T30">double</text:span><text:span text:style-name="T32"> <text:s text:c="5"/></text:span>ssk_kesinti_tutari<text:span text:style-name="T15">;</text:span></text:p>
      <text:p text:style-name="P131"><text:span text:style-name="T32"><text:s text:c="7"/></text:span><text:span text:style-name="T30">double</text:span><text:span text:style-name="T32"> <text:s text:c="5"/></text:span>gelir_vergisi_matrahi<text:span text:style-name="T15">;</text:span></text:p>
      <text:p text:style-name="P131"><text:span text:style-name="T32"><text:s text:c="7"/></text:span><text:span text:style-name="T30">double</text:span><text:span text:style-name="T32"> <text:s text:c="5"/></text:span>gelir_vergisi_tutari<text:span text:style-name="T15">;</text:span></text:p>
      <text:p text:style-name="P131"><text:soft-page-break/><text:span text:style-name="T32"><text:s text:c="6"/></text:span><text:span text:style-name="T30">double</text:span><text:span text:style-name="T32"> <text:s text:c="5"/></text:span>damga_vergisi_matrahi<text:span text:style-name="T15">;</text:span></text:p>
      <text:p text:style-name="P131"><text:span text:style-name="T32"><text:s text:c="6"/></text:span><text:span text:style-name="T30">double</text:span><text:span text:style-name="T32"> <text:s text:c="5"/></text:span>damga_vergisi_tutari<text:span text:style-name="T15">;</text:span></text:p>
      <text:p text:style-name="P131"><text:span text:style-name="T32"><text:s text:c="6"/></text:span><text:span text:style-name="T30">double</text:span><text:span text:style-name="T32"> <text:s text:c="5"/></text:span>net_tutari<text:span text:style-name="T15">;</text:span></text:p>
      <text:p text:style-name="P126"><text:s text:c="5"/>};</text:p>
      <text:p text:style-name="P126">* PRS_ODENEK structında <text:s/>bir ödeneğin adı, açıklaması ,firmada tanımlı olup olmadığı , firma ödeneğimi yoksa personelin ek ödeneği mi olduğu ve SSK kesintisi , gelir vergisi tutarlarının değerleri gibi gerekli alanlar yer almaktadır .</text:p>
      <text:p text:style-name="P126"/>
      <text:p text:style-name="P131"><text:span text:style-name="T30">struct</text:span><text:span text:style-name="T32"> </text:span>PRS_KESINTI<text:span text:style-name="T32"> </text:span><text:span text:style-name="T15">{</text:span></text:p>
      <text:p text:style-name="P131"><text:span text:style-name="T32"><text:s text:c="4"/></text:span><text:span text:style-name="T30">int</text:span><text:span text:style-name="T32"> <text:s text:c="8"/></text:span>kesinti_id<text:span text:style-name="T15">;</text:span></text:p>
      <text:p text:style-name="P131"><text:span text:style-name="T32"><text:s text:c="4"/></text:span><text:span text:style-name="T30">int</text:span><text:span text:style-name="T32"> <text:s text:c="8"/></text:span>ek_kesinti_mi<text:span text:style-name="T15">;</text:span></text:p>
      <text:p text:style-name="P131"><text:span text:style-name="T32"><text:s text:c="4"/></text:span><text:span text:style-name="T37">QString</text:span><text:span text:style-name="T32"> <text:s text:c="4"/></text:span>kesinti_adi<text:span text:style-name="T15">;</text:span></text:p>
      <text:p text:style-name="P131"><text:span text:style-name="T32"><text:s text:c="4"/></text:span><text:span text:style-name="T30">int</text:span><text:span text:style-name="T32"> <text:s text:c="8"/></text:span>yuzde_mi<text:span text:style-name="T15">;</text:span></text:p>
      <text:p text:style-name="P131"><text:span text:style-name="T32"><text:s text:c="4"/></text:span><text:span text:style-name="T30">double</text:span><text:span text:style-name="T32"> <text:s text:c="5"/></text:span>yuzde_orani<text:span text:style-name="T15">;</text:span></text:p>
      <text:p text:style-name="P131"><text:span text:style-name="T32"><text:s text:c="4"/></text:span><text:span text:style-name="T30">double</text:span><text:span text:style-name="T32"> <text:s text:c="5"/></text:span>tutari<text:span text:style-name="T15">;</text:span></text:p>
      <text:p text:style-name="P131"><text:span text:style-name="T32"><text:s text:c="4"/></text:span><text:span text:style-name="T37">QString</text:span><text:span text:style-name="T32"> <text:s text:c="4"/></text:span>aciklama<text:span text:style-name="T15">;</text:span></text:p>
      <text:p text:style-name="P126">};</text:p>
      <text:p text:style-name="P126"/>
      <text:p text:style-name="P126">*PRS_KESINTI structında bir kesintinin adı , uyüzdemi net mi olduğu tutarı ve <text:s/>ek kesinti olup olmadığı bilgisi yer alır. </text:p>
      <text:p text:style-name="P131"><text:span text:style-name="T30">struct</text:span><text:span text:style-name="T32"> </text:span>PRS_BORDRO_HESAP<text:span text:style-name="T32"> </text:span><text:span text:style-name="T15">{</text:span></text:p>
      <text:p text:style-name="P131"><text:span text:style-name="T32"><text:s text:c="4"/></text:span><text:span text:style-name="T30">int</text:span><text:span text:style-name="T32"> <text:s text:c="8"/></text:span>bordro_id<text:span text:style-name="T15">;</text:span></text:p>
      <text:p text:style-name="P131"><text:span text:style-name="T32"><text:s text:c="4"/></text:span><text:span text:style-name="T30">int</text:span><text:span text:style-name="T32"> <text:s text:c="8"/></text:span>bordro_donemi_ay<text:span text:style-name="T15">;</text:span></text:p>
      <text:p text:style-name="P131"><text:span text:style-name="T32"><text:s text:c="4"/></text:span><text:span text:style-name="T30">int</text:span><text:span text:style-name="T32"> <text:s text:c="8"/></text:span>bordro_donemi_yil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brut_ucret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net_ucret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brut_odenek_tutari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net_odenek_tutari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kesinti_tutari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ssk_kesintisi_tutari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gelir_vergisi_tutari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damga_vergisi_tutari<text:span text:style-name="T15">;</text:span></text:p>
      <text:p text:style-name="P131"><text:span text:style-name="T32"><text:s text:c="4"/></text:span><text:span text:style-name="T30">int</text:span><text:span text:style-name="T32"> <text:s text:c="8"/></text:span>personel_sayisi<text:span text:style-name="T15">;</text:span></text:p>
      <text:p text:style-name="P131"><text:span text:style-name="T32"><text:s text:c="4"/></text:span><text:span text:style-name="T30">struct</text:span><text:span text:style-name="T32"> <text:s text:c="5"/></text:span>PRS_PERSONEL_HESAP<text:span text:style-name="T32"> </text:span><text:span text:style-name="T15">*</text:span><text:span text:style-name="T32"> <text:s/></text:span>prs_bilgileri_struct<text:span text:style-name="T15">;</text:span></text:p>
      <text:p text:style-name="P126">};</text:p>
      <text:p text:style-name="P126">*PRS_BORDRO_HESAP structına bordro dönem bilgileri(ay , yıl) , personelin toplam brüt ücret , net ücret , brüt ödenek tutarı gibi değerleri kayıtedilmektedir.Ayrıca bordro hesap structı personel hesap struct üyelerinden <text:s/>oluşan bir pointer dizisi içermektedir.</text:p>
      <text:p text:style-name="P131"><text:span text:style-name="T30">struct</text:span><text:span text:style-name="T32"> </text:span>PRS_PERSONEL_HESAP<text:span text:style-name="T32"> </text:span><text:span text:style-name="T15">{</text:span></text:p>
      <text:p text:style-name="P131"><text:span text:style-name="T32"><text:s text:c="4"/></text:span><text:span text:style-name="T30">int</text:span><text:span text:style-name="T32"> <text:s text:c="8"/></text:span>personel_id<text:span text:style-name="T15">;</text:span></text:p>
      <text:p text:style-name="P131"><text:span text:style-name="T32"><text:s text:c="4"/></text:span><text:span text:style-name="T37">QString</text:span><text:span text:style-name="T32"> <text:s text:c="4"/></text:span>tc_kimlik_no<text:span text:style-name="T15">;</text:span></text:p>
      <text:p text:style-name="P131"><text:span text:style-name="T32"><text:s text:c="4"/></text:span><text:span text:style-name="T37">QString</text:span><text:span text:style-name="T32"> <text:s text:c="4"/></text:span>sicil_no<text:span text:style-name="T15">;</text:span></text:p>
      <text:p text:style-name="P131"><text:span text:style-name="T32"><text:s text:c="4"/></text:span><text:span text:style-name="T37">QString</text:span><text:span text:style-name="T32"> <text:s text:c="4"/></text:span>personel_adi_soyadi<text:span text:style-name="T15">;</text:span></text:p>
      <text:p text:style-name="P131"><text:span text:style-name="T32"><text:s text:c="4"/></text:span><text:span text:style-name="T30">int</text:span><text:span text:style-name="T32"> <text:s text:c="8"/></text:span>calisilan_gun_sayisi<text:span text:style-name="T15">;</text:span></text:p>
      <text:p text:style-name="P131"><text:span text:style-name="T32"><text:s text:c="4"/></text:span><text:span text:style-name="T30">double</text:span><text:span text:style-name="T32"> <text:s text:c="5"/></text:span>brut_ucret<text:span text:style-name="T15">;</text:span></text:p>
      <text:p text:style-name="P131"><text:span text:style-name="T32"><text:s text:c="4"/></text:span><text:span text:style-name="T30">double</text:span><text:span text:style-name="T32"> <text:s text:c="5"/></text:span>net_ucret<text:span text:style-name="T15">;</text:span></text:p>
      <text:p text:style-name="P131"><text:span text:style-name="T32"><text:s text:c="4"/></text:span><text:span text:style-name="T30">double</text:span><text:span text:style-name="T32"> <text:s text:c="5"/></text:span>bordro_oncesi_kumulatif_vergi_matrahi<text:span text:style-name="T15">;</text:span></text:p>
      <text:p text:style-name="P131"><text:span text:style-name="T32"><text:s text:c="4"/></text:span><text:span text:style-name="T30">double</text:span><text:span text:style-name="T32"> <text:s text:c="5"/></text:span>bordro_sonrasi_kumulatif_vergi_matrahi<text:span text:style-name="T15">;</text:span></text:p>
      <text:p text:style-name="P131"><text:span text:style-name="T32"><text:s text:c="4"/></text:span><text:span text:style-name="T30">double</text:span><text:span text:style-name="T32"> <text:s text:c="5"/></text:span>gelir_vergi_matrahi<text:span text:style-name="T15">;</text:span></text:p>
      <text:p text:style-name="P131"><text:span text:style-name="T32"><text:s text:c="4"/></text:span><text:span text:style-name="T30">double</text:span><text:span text:style-name="T32"> <text:s text:c="5"/></text:span>ssk_primi_tutari<text:span text:style-name="T15">;</text:span></text:p>
      <text:p text:style-name="P131"><text:span text:style-name="T32"><text:s text:c="4"/></text:span><text:span text:style-name="T30">double</text:span><text:span text:style-name="T32"> <text:s text:c="5"/></text:span>issizlik_primi_tutari<text:span text:style-name="T15">;</text:span></text:p>
      <text:p text:style-name="P131"><text:soft-page-break/><text:span text:style-name="T32"><text:s text:c="4"/></text:span><text:span text:style-name="T30">double</text:span><text:span text:style-name="T32"> </text:span><text:span text:style-name="T15">*</text:span><text:span text:style-name="T32"> <text:s text:c="3"/></text:span>gelir_vergisi_tutari<text:span text:style-name="T15">;</text:span></text:p>
      <text:p text:style-name="P131"><text:span text:style-name="T32"><text:s text:c="4"/></text:span><text:span text:style-name="T30">double</text:span><text:span text:style-name="T32"> <text:s text:c="5"/></text:span>asg_gec_indirimi_tutari<text:span text:style-name="T15">;</text:span></text:p>
      <text:p text:style-name="P131"><text:span text:style-name="T32"><text:s text:c="4"/></text:span><text:span text:style-name="T30">double</text:span><text:span text:style-name="T32"> <text:s text:c="5"/></text:span>damga_vergisi_tutari<text:span text:style-name="T15">;</text:span></text:p>
      <text:p text:style-name="P131"><text:span text:style-name="T32"><text:s text:c="4"/></text:span><text:span text:style-name="T30">int</text:span><text:span text:style-name="T32"> <text:s text:c="8"/></text:span>odenek_sayisi<text:span text:style-name="T15">;</text:span></text:p>
      <text:p text:style-name="P131"><text:span text:style-name="T32"><text:s text:c="4"/></text:span><text:span text:style-name="T30">int</text:span><text:span text:style-name="T32"> <text:s text:c="8"/></text:span>kesinti_sayisi<text:span text:style-name="T15">;</text:span></text:p>
      <text:p text:style-name="P131"><text:span text:style-name="T32"><text:s text:c="4"/></text:span><text:span text:style-name="T30">struct</text:span><text:span text:style-name="T32"> <text:s text:c="5"/></text:span>PRS_ODENEK<text:span text:style-name="T32"> <text:s/></text:span><text:span text:style-name="T15">*</text:span><text:span text:style-name="T32"> </text:span>ODENEKLER<text:span text:style-name="T15">;</text:span></text:p>
      <text:p text:style-name="P131"><text:span text:style-name="T32"><text:s text:c="4"/></text:span><text:span text:style-name="T30">struct</text:span><text:span text:style-name="T32"> <text:s text:c="5"/></text:span>PRS_KESINTI<text:span text:style-name="T32"> </text:span><text:span text:style-name="T15">*</text:span><text:span text:style-name="T32"> </text:span>KESINTILER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brut_odenek_tutari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net_odenek_tutari<text:span text:style-name="T15">;</text:span></text:p>
      <text:p text:style-name="P131"><text:span text:style-name="T32"><text:s text:c="4"/></text:span><text:span text:style-name="T30">double</text:span><text:span text:style-name="T32"> <text:s text:c="5"/></text:span>toplam_kesinti_tutari<text:span text:style-name="T15">;</text:span></text:p>
      <text:p text:style-name="P131"><text:span text:style-name="T32"><text:s text:c="4"/></text:span><text:span text:style-name="T37">QList</text:span><text:span text:style-name="T15">&lt;</text:span><text:span text:style-name="T30">int</text:span><text:span text:style-name="T15">&gt;</text:span><text:span text:style-name="T32"> <text:s/></text:span>db_eklenecek_odenekler<text:span text:style-name="T15">;</text:span></text:p>
      <text:p text:style-name="P131"><text:span text:style-name="T32"><text:s text:c="4"/></text:span><text:span text:style-name="T37">QList</text:span><text:span text:style-name="T15">&lt;</text:span><text:span text:style-name="T30">int</text:span><text:span text:style-name="T15">&gt;</text:span><text:span text:style-name="T32"> <text:s/></text:span>db_eklenecek_kesintiler ;</text:p>
      <text:p text:style-name="P131"/>
      <text:p text:style-name="P131">PRS_PERSONEL_HESAP structında personele ait bilgiler bulumaktadır.A<text:span text:style-name="T15">yrıca personel hesap structı personel ödenek <text:s/>struct üyelerinden <text:s/>oluşan bir pointer dizisi içermektedir.Ayrıca personel <text:s/>hesap structı kesintiler <text:s/>struct üyelerinden <text:s/>oluşan bir pointer dizisi içermektedir.</text:span></text:p>
      <text:p text:style-name="P60"/>
      <text:p text:style-name="P138"><text:span text:style-name="T30">struct</text:span><text:span text:style-name="T32"> </text:span>PRS_FIRMA_ODENEKLERI<text:span text:style-name="T32"> </text:span><text:span text:style-name="T15">{</text:span></text:p>
      <text:p text:style-name="P131"><text:span text:style-name="T32"><text:s text:c="4"/></text:span>PRS_ODENEK<text:span text:style-name="T32"> <text:s/></text:span>dogum_yardimi<text:span text:style-name="T15">;</text:span></text:p>
      <text:p text:style-name="P131"><text:span text:style-name="T32"><text:s text:c="4"/></text:span>PRS_ODENEK<text:span text:style-name="T32"> <text:s/></text:span>olum_yardimi<text:span text:style-name="T15">;</text:span></text:p>
      <text:p text:style-name="P131"><text:span text:style-name="T32"><text:s text:c="4"/></text:span>PRS_ODENEK<text:span text:style-name="T32"> <text:s/></text:span>cocuk_yardimi<text:span text:style-name="T15">;</text:span></text:p>
      <text:p text:style-name="P131"><text:span text:style-name="T32"><text:s text:c="4"/></text:span>PRS_ODENEK<text:span text:style-name="T32"> <text:s/></text:span>yakacak_yardimi<text:span text:style-name="T15">;</text:span></text:p>
      <text:p text:style-name="P131"><text:span text:style-name="T32"><text:s text:c="4"/></text:span>PRS_ODENEK<text:span text:style-name="T32"> <text:s/></text:span>aile_yardimi<text:span text:style-name="T15">;</text:span></text:p>
      <text:p text:style-name="P131"><text:span text:style-name="T32"><text:s text:c="4"/></text:span>PRS_ODENEK<text:span text:style-name="T32"> <text:s/></text:span>yemek_parasi<text:span text:style-name="T15">;</text:span></text:p>
      <text:p text:style-name="P131"><text:span text:style-name="T32"><text:s text:c="4"/></text:span>PRS_ODENEK<text:span text:style-name="T32"> <text:s/></text:span>evlenme_yardimi<text:span text:style-name="T15">;</text:span></text:p>
      <text:p text:style-name="P131"><text:span text:style-name="T32"><text:s text:c="4"/></text:span>PRS_ODENEK<text:span text:style-name="T32"> <text:s/></text:span>gorev_harcirahi<text:span text:style-name="T15">;</text:span></text:p>
      <text:p text:style-name="P131"><text:span text:style-name="T32"><text:s text:c="4"/></text:span>PRS_ODENEK<text:span text:style-name="T32"> <text:s/></text:span>ihbar_tazminati<text:span text:style-name="T15">;</text:span></text:p>
      <text:p text:style-name="P131"><text:span text:style-name="T32"><text:s text:c="4"/></text:span>PRS_ODENEK<text:span text:style-name="T32"> <text:s/></text:span>kidem_tazminati<text:span text:style-name="T15">;</text:span></text:p>
      <text:p text:style-name="P132">};</text:p>
      <text:p text:style-name="P132"/>
      <text:p text:style-name="P60">*PRS_FIRMA_ODENEKLERI structı ortalama tüm firmalarda geçerli olabilecek ödenek türlerini barındıran yapıdır.Her bir eleman PRS_ODENEK structından bir örnektir.</text:p>
      <text:p text:style-name="P60">Mesela doğum yardımı <text:s/>adı , açıklaması , yüzdesi ,tutarı vs.... olan bir elemandır.</text:p>
      <text:p text:style-name="P60"/>
      <text:p text:style-name="P57">Enumeration Tanımları </text:p>
      <text:p text:style-name="P60"/>
      <text:p text:style-name="P138"><text:span text:style-name="T30">enum</text:span><text:span text:style-name="T32"> </text:span>ZAMAN_TURU<text:span text:style-name="T32"> </text:span><text:span text:style-name="T15">{</text:span></text:p>
      <text:p text:style-name="P131"><text:span text:style-name="T32"><text:s text:c="4"/></text:span>PRS_HAFTA<text:span text:style-name="T32"> <text:s text:c="26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AY<text:span text:style-name="T32"> <text:s text:c="29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YIL<text:span text:style-name="T32"> <text:s text:c="28"/></text:span><text:span text:style-name="T15">=</text:span><text:span text:style-name="T32"> </text:span><text:span text:style-name="T44">2</text:span></text:p>
      <text:p text:style-name="P126">};</text:p>
      <text:p text:style-name="P126">* Veritabanına türü ile birlikte kayıtedilmesi gereken zaman verilerini tanımlarken kullanılır.</text:p>
      <text:p text:style-name="P136"><text:span text:style-name="T30">enum</text:span><text:span text:style-name="T32"> </text:span>SABIT_DEGER_TURU<text:span text:style-name="T32"> </text:span><text:span text:style-name="T15">{</text:span></text:p>
      <text:p text:style-name="P131"><text:span text:style-name="T34"><text:s/></text:span><text:span text:style-name="T32"><text:s text:c="3"/></text:span>PRS_TUTAR<text:span text:style-name="T32"> <text:s text:c="26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YUZDE<text:span text:style-name="T32"> <text:s text:c="26"/></text:span><text:span text:style-name="T15">=</text:span><text:span text:style-name="T32"> </text:span><text:span text:style-name="T44">1</text:span></text:p>
      <text:p text:style-name="P126">};</text:p>
      <text:p text:style-name="P126">*Sabit değer türü hesap yapılacak değerin yüzde üzrindenmi net tutar olarakmı kullanıcağını belirler.</text:p>
      <text:p text:style-name="P126"/>
      <text:p text:style-name="P126"/>
      <text:p text:style-name="P126"><text:soft-page-break/></text:p>
      <text:p text:style-name="P131"><text:span text:style-name="T30">e</text:span><text:span text:style-name="T31">num</text:span><text:span text:style-name="T34"> </text:span><text:span text:style-name="T26">PERSONEL_ARAMA_ISLEM_TURU</text:span><text:span text:style-name="T34"> </text:span><text:span text:style-name="T19">{</text:span></text:p>
      <text:p text:style-name="P131"><text:span text:style-name="T32"><text:s text:c="4"/></text:span>PRS_CALISAN_PERSONEL_ARAMA<text:span text:style-name="T32"> <text:s text:c="9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TUM_PERSONELI_ARAMA<text:span text:style-name="T32"> <text:s text:c="12"/></text:span><text:span text:style-name="T15">=</text:span><text:span text:style-name="T32"> </text:span><text:span text:style-name="T44">1</text:span></text:p>
      <text:p text:style-name="P126">};</text:p>
      <text:p text:style-name="P126">*Arama ekranlarında mevcut çalışan personeli yahut işten çıkmış personellerde dahil herkesi listelemeye yarar.</text:p>
      <text:p text:style-name="P136"><text:span text:style-name="T30">enum</text:span><text:span text:style-name="T32"> </text:span>PERSONEL_FIS_ISLEM_TURU<text:span text:style-name="T32"> </text:span><text:span text:style-name="T15">{</text:span></text:p>
      <text:p text:style-name="P131"><text:span text:style-name="T32"><text:s text:c="4"/></text:span>PRS_MENU<text:span text:style-name="T32"> <text:s text:c="27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PERSONEL_SICIL_KARTI<text:span text:style-name="T32"> <text:s text:c="11"/></text:span><text:span text:style-name="T15">=</text:span><text:span text:style-name="T32"> </text:span><text:span text:style-name="T44">1</text:span></text:p>
      <text:p text:style-name="P126">};</text:p>
      <text:p text:style-name="P131"><text:span text:style-name="T30"/></text:p>
      <text:list xml:id="list1674963955" text:style-name="L47">
        <text:list-header>
          <text:p text:style-name="P142"><text:span text:style-name="T15">* Ödenek ve kesinti ekleme ekranlarının nereden çağrıldığını belirlemek için kullanılır.Eğer ana menüden çağrıldıysa personeli arama ve seçme imkanı tanınır. </text:span>Personel sicil kartından erişildiyse yalnızca söz konusu personele ödenek Ya da kesinti eklenebilir.</text:p>
        </text:list-header>
      </text:list>
      <text:p text:style-name="P131"><text:span text:style-name="T30"/></text:p>
      <text:p text:style-name="P131"><text:span text:style-name="T30"/></text:p>
      <text:p text:style-name="P131"><text:span text:style-name="T30"/></text:p>
      <text:p text:style-name="P136"><text:span text:style-name="T30">enum</text:span><text:span text:style-name="T32"> </text:span>AYLAR<text:span text:style-name="T32"> </text:span><text:span text:style-name="T15">{</text:span></text:p>
      <text:p text:style-name="P136"><text:span text:style-name="T32"><text:s text:c="4"/></text:span><text:span text:style-name="T12">PRS_OCAK</text:span><text:span text:style-name="T35"> <text:s text:c="27"/></text:span><text:span text:style-name="T20">=</text:span><text:span text:style-name="T35"> </text:span><text:span text:style-name="T45">1</text:span><text:span text:style-name="T20">,</text:span></text:p>
      <text:p text:style-name="P137"><text:span text:style-name="T32"><text:s text:c="4"/></text:span>PRS_SUBAT<text:span text:style-name="T32"> <text:s text:c="26"/></text:span><text:span text:style-name="T15">=</text:span><text:span text:style-name="T32"> </text:span><text:span text:style-name="T44">2</text:span><text:span text:style-name="T15">,</text:span></text:p>
      <text:p text:style-name="P137"><text:span text:style-name="T32"><text:s text:c="4"/></text:span>PRS_MART<text:span text:style-name="T32"> <text:s text:c="27"/></text:span><text:span text:style-name="T15">=</text:span><text:span text:style-name="T32"> </text:span><text:span text:style-name="T44">3</text:span><text:span text:style-name="T15">,</text:span></text:p>
      <text:p text:style-name="P137"><text:span text:style-name="T32"><text:s text:c="4"/></text:span>PRS_NISAN<text:span text:style-name="T32"> <text:s text:c="26"/></text:span><text:span text:style-name="T15">=</text:span><text:span text:style-name="T32"> </text:span><text:span text:style-name="T44">4</text:span><text:span text:style-name="T15">,</text:span></text:p>
      <text:p text:style-name="P137"><text:span text:style-name="T32"><text:s text:c="4"/></text:span>PRS_MAYIS<text:span text:style-name="T32"> <text:s text:c="26"/></text:span><text:span text:style-name="T15">=</text:span><text:span text:style-name="T32"> </text:span><text:span text:style-name="T44">5</text:span><text:span text:style-name="T15">,</text:span></text:p>
      <text:p text:style-name="P137"><text:span text:style-name="T32"><text:s text:c="4"/></text:span>PRS_HAZIRAN<text:span text:style-name="T32"> <text:s text:c="24"/></text:span><text:span text:style-name="T15">=</text:span><text:span text:style-name="T32"> </text:span><text:span text:style-name="T44">6</text:span><text:span text:style-name="T15">,</text:span></text:p>
      <text:p text:style-name="P137"><text:span text:style-name="T32"><text:s text:c="4"/></text:span>PRS_TEMMUZ<text:span text:style-name="T32"> <text:s text:c="25"/></text:span><text:span text:style-name="T15">=</text:span><text:span text:style-name="T32"> </text:span><text:span text:style-name="T44">7</text:span><text:span text:style-name="T15">,</text:span></text:p>
      <text:p text:style-name="P137"><text:span text:style-name="T32"><text:s text:c="4"/></text:span>PRS_AGUSTOS<text:span text:style-name="T32"> <text:s text:c="24"/></text:span><text:span text:style-name="T15">=</text:span><text:span text:style-name="T32"> </text:span><text:span text:style-name="T44">8</text:span><text:span text:style-name="T15">,</text:span></text:p>
      <text:p text:style-name="P137"><text:span text:style-name="T32"><text:s text:c="4"/></text:span>PRS_EYLUL<text:span text:style-name="T32"> <text:s text:c="26"/></text:span><text:span text:style-name="T15">=</text:span><text:span text:style-name="T32"> </text:span><text:span text:style-name="T44">9</text:span><text:span text:style-name="T15">,</text:span></text:p>
      <text:p text:style-name="P137"><text:span text:style-name="T32"><text:s text:c="4"/></text:span>PRS_EKIM<text:span text:style-name="T32"> <text:s text:c="27"/></text:span><text:span text:style-name="T15">=</text:span><text:span text:style-name="T32"> </text:span><text:span text:style-name="T44">10</text:span><text:span text:style-name="T15">,</text:span></text:p>
      <text:p text:style-name="P137"><text:span text:style-name="T32"><text:s text:c="4"/></text:span>PRS_KASIM<text:span text:style-name="T32"> <text:s text:c="26"/></text:span><text:span text:style-name="T15">=</text:span><text:span text:style-name="T32"> </text:span><text:span text:style-name="T44">11</text:span><text:span text:style-name="T15">,</text:span></text:p>
      <text:p text:style-name="P137"><text:span text:style-name="T32"><text:s text:c="4"/></text:span>PRS_ARALIK<text:span text:style-name="T32"> <text:s text:c="25"/></text:span><text:span text:style-name="T15">=</text:span><text:span text:style-name="T32"> </text:span><text:span text:style-name="T44">12</text:span></text:p>
      <text:p text:style-name="P125"><text:span text:style-name="T20">};</text:span></text:p>
      <text:p text:style-name="P132">*Yılın aylarını temsil eder.</text:p>
      <text:p text:style-name="P132"/>
      <text:p text:style-name="P126"><text:span text:style-name="T30">enum</text:span><text:span text:style-name="T32"> </text:span>FIRMADA_ODENEK_VAR_MI_DURUMU<text:span text:style-name="T32"> </text:span>{</text:p>
      <text:p text:style-name="P131"><text:span text:style-name="T32"><text:s text:c="4"/></text:span>PRS_TUM_PERSONELE_UYGULANIR<text:span text:style-name="T32"> <text:s text:c="8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BELIRLI_PERSONELE_UYGULANIR<text:span text:style-name="T32"> <text:s text:c="4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FIRMADA_UYGULANMAZ<text:span text:style-name="T32"> <text:s text:c="13"/></text:span><text:span text:style-name="T15">=</text:span><text:span text:style-name="T32"> </text:span><text:span text:style-name="T44">2</text:span></text:p>
      <text:p text:style-name="P126">};</text:p>
      <text:p text:style-name="P126">*Ödeneklerin firma personeli için tanımlı olup olmadığı bilgisini gösterir.</text:p>
      <text:p text:style-name="P131"><text:span text:style-name="T30">enum</text:span><text:span text:style-name="T32"> </text:span>UCRET_TIPI<text:span text:style-name="T32"> </text:span><text:span text:style-name="T15">{</text:span></text:p>
      <text:p text:style-name="P131"><text:span text:style-name="T32"><text:s text:c="4"/></text:span>PRS_BRUT<text:span text:style-name="T32"> <text:s text:c="28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NET<text:span text:style-name="T32"> <text:s text:c="29"/></text:span><text:span text:style-name="T15">=</text:span><text:span text:style-name="T32"> </text:span><text:span text:style-name="T44">1</text:span></text:p>
      <text:p text:style-name="P132">};</text:p>
      <text:p text:style-name="P132"/>
      <text:p text:style-name="P132">*Personelin maaş hesabının brüt <text:s/>veya net maaş üzerinden yapıldığını gösterir.</text:p>
      <text:p text:style-name="P132"/>
      <text:p text:style-name="P131"><text:span text:style-name="T30">enum</text:span><text:span text:style-name="T32"> </text:span>UCRET_SEKLI<text:span text:style-name="T15">{</text:span></text:p>
      <text:p text:style-name="P131"><text:span text:style-name="T32"><text:s text:c="4"/></text:span>PRS_AYLIK<text:span text:style-name="T32"> <text:s text:c="27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HAFTALIK<text:span text:style-name="T32"> <text:s text:c="24"/></text:span><text:span text:style-name="T15">=</text:span><text:span text:style-name="T32"> </text:span><text:span text:style-name="T44">2</text:span><text:span text:style-name="T15">,</text:span></text:p>
      <text:p text:style-name="P131"><text:span text:style-name="T32"><text:s text:c="4"/></text:span>PRS_SAATLIK<text:span text:style-name="T32"> <text:s text:c="25"/></text:span><text:span text:style-name="T15">=</text:span><text:span text:style-name="T32"> </text:span><text:span text:style-name="T44">3</text:span><text:span text:style-name="T15">,</text:span></text:p>
      <text:p text:style-name="P131"><text:soft-page-break/><text:span text:style-name="T32"><text:s text:c="4"/></text:span>PRS_PARCABASI<text:span text:style-name="T32"> <text:s text:c="23"/></text:span><text:span text:style-name="T15">=</text:span><text:span text:style-name="T32"> </text:span><text:span text:style-name="T44">4</text:span><text:span text:style-name="T15">,</text:span></text:p>
      <text:p text:style-name="P126">};</text:p>
      <text:p text:style-name="P126">*Personelin hangi tür maaşla çalıştığını gösterir. </text:p>
      <text:p text:style-name="P131"><text:span text:style-name="T30">enum</text:span><text:span text:style-name="T32"> </text:span>TABI_OLDUGU_SIGORTA_TURU<text:span text:style-name="T32"> </text:span><text:span text:style-name="T15">{</text:span></text:p>
      <text:p text:style-name="P131"><text:span text:style-name="T32"><text:s text:c="4"/></text:span>PRS_SSK<text:span text:style-name="T32"> <text:s text:c="28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EMEKLI_SANDIGI<text:span text:style-name="T32"> <text:s text:c="17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BAGKUR<text:span text:style-name="T32"> <text:s text:c="25"/></text:span><text:span text:style-name="T15">=</text:span><text:span text:style-name="T32"> </text:span><text:span text:style-name="T44">2</text:span></text:p>
      <text:p text:style-name="P126">};</text:p>
      <text:p text:style-name="P126">*Personelin SGK nın hangi koluna bağlı olduğu bilgisini tutar.</text:p>
      <text:p text:style-name="P131"><text:span text:style-name="T30">enum</text:span><text:span text:style-name="T32"> </text:span>MEDENI_HAL<text:span text:style-name="T32"> </text:span><text:span text:style-name="T15">{</text:span></text:p>
      <text:p text:style-name="P131"><text:span text:style-name="T32"><text:s text:c="4"/></text:span>PRS_EVLI<text:span text:style-name="T32"> <text:s text:c="27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BEKAR<text:span text:style-name="T32"> <text:s text:c="26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DUL<text:span text:style-name="T32"> <text:s text:c="28"/></text:span><text:span text:style-name="T15">=</text:span><text:span text:style-name="T32"> </text:span><text:span text:style-name="T44">2</text:span><text:span text:style-name="T15">,</text:span></text:p>
      <text:p text:style-name="P131"><text:span text:style-name="T32"><text:s text:c="4"/></text:span>PRS_BOSANMIS<text:span text:style-name="T32"> <text:s text:c="23"/></text:span><text:span text:style-name="T15">=</text:span><text:span text:style-name="T32"> </text:span><text:span text:style-name="T44">3</text:span><text:span text:style-name="T15">,</text:span></text:p>
      <text:p text:style-name="P126">};</text:p>
      <text:p text:style-name="P126">*Personel formunda medeni hal bilgisi aldığımız alanlarda işlem kolaylığı sağlar.</text:p>
      <text:p text:style-name="P131"><text:span text:style-name="T30">enum</text:span><text:span text:style-name="T32"> </text:span>OZEL_DURUM<text:span text:style-name="T32"> </text:span><text:span text:style-name="T15">{</text:span></text:p>
      <text:p text:style-name="P131"><text:span text:style-name="T32"><text:s text:c="4"/></text:span>PRS_OZURLU_DERECE_1<text:span text:style-name="T32"> <text:s text:c="16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OZURLU_DERECE_2<text:span text:style-name="T32"> <text:s text:c="16"/></text:span><text:span text:style-name="T15">=</text:span><text:span text:style-name="T32"> </text:span><text:span text:style-name="T44">2</text:span><text:span text:style-name="T15">,</text:span></text:p>
      <text:p text:style-name="P131"><text:span text:style-name="T32"><text:s text:c="4"/></text:span>PRS_OZURLU_DERECE_3<text:span text:style-name="T32"> <text:s text:c="16"/></text:span><text:span text:style-name="T15">=</text:span><text:span text:style-name="T32"> </text:span><text:span text:style-name="T44">3</text:span><text:span text:style-name="T15">,</text:span></text:p>
      <text:p text:style-name="P131"><text:span text:style-name="T32"><text:s text:c="4"/></text:span>PRS_ESKI_HUKUMLU<text:span text:style-name="T32"> <text:s text:c="19"/></text:span><text:span text:style-name="T15">=</text:span><text:span text:style-name="T32"> </text:span><text:span text:style-name="T44">4</text:span><text:span text:style-name="T15">,</text:span></text:p>
      <text:p text:style-name="P131"><text:span text:style-name="T32"><text:s text:c="4"/></text:span>PRS_TEROR_MAGDURU<text:span text:style-name="T32"> <text:s text:c="18"/></text:span><text:span text:style-name="T15">=</text:span><text:span text:style-name="T32"> </text:span><text:span text:style-name="T44">5</text:span></text:p>
      <text:p text:style-name="P126">};</text:p>
      <text:p text:style-name="P126">*Personel formunda personelin SGK tarafından <text:s/>özel durumu <text:s/>bilgisini <text:s/>aldığımız combobox ı doldurruken kullanılır.</text:p>
      <text:p text:style-name="P131"><text:span text:style-name="T30">enum</text:span><text:span text:style-name="T32"> </text:span>AKRABALIK_DERECESI<text:span text:style-name="T32"> </text:span><text:span text:style-name="T15">{</text:span></text:p>
      <text:p text:style-name="P131"><text:span text:style-name="T32"><text:s text:c="4"/></text:span>PRS_ES<text:span text:style-name="T32"> <text:s text:c="29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COCUK<text:span text:style-name="T32"> <text:s text:c="26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ANNE<text:span text:style-name="T32"> <text:s text:c="27"/></text:span><text:span text:style-name="T15">=</text:span><text:span text:style-name="T32"> </text:span><text:span text:style-name="T44">2</text:span><text:span text:style-name="T15">,</text:span></text:p>
      <text:p text:style-name="P131"><text:span text:style-name="T32"><text:s text:c="4"/></text:span>PRS_BABA<text:span text:style-name="T32"> <text:s text:c="27"/></text:span><text:span text:style-name="T15">=</text:span><text:span text:style-name="T32"> </text:span><text:span text:style-name="T44">3</text:span></text:p>
      <text:p text:style-name="P126">};</text:p>
      <text:p text:style-name="P126">*Personel formunda aile yakınlığı <text:s/>bilgisini <text:s/>aldığımız combobox ı doldururken kullanılır.</text:p>
      <text:p text:style-name="P131"><text:span text:style-name="T30">enum</text:span><text:span text:style-name="T32"> </text:span>CINSIYET<text:span text:style-name="T32"> </text:span><text:span text:style-name="T15">{</text:span></text:p>
      <text:p text:style-name="P131"><text:span text:style-name="T32"><text:s text:c="4"/></text:span>PRS_KADIN<text:span text:style-name="T32"> <text:s text:c="26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ERKEK<text:span text:style-name="T32"> <text:s text:c="26"/></text:span><text:span text:style-name="T15">=</text:span><text:span text:style-name="T32"> </text:span><text:span text:style-name="T44">1</text:span></text:p>
      <text:p text:style-name="P126">};</text:p>
      <text:p text:style-name="P130">*Personel formunda personelin cinsiyet bilgisini <text:s/>aldığımız combobox ı doldururken kullanılır.</text:p>
      <text:p text:style-name="P131"><text:span text:style-name="T30">enum</text:span><text:span text:style-name="T32"> </text:span>EGITIM_DURUMU<text:span text:style-name="T32"> </text:span><text:span text:style-name="T15">{</text:span></text:p>
      <text:p text:style-name="P131"><text:span text:style-name="T32"><text:s text:c="4"/></text:span>PRS_YOK<text:span text:style-name="T32"> <text:s text:c="26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ILKOKUL<text:span text:style-name="T32"> <text:s text:c="22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ORTAOKUL<text:span text:style-name="T32"> <text:s text:c="21"/></text:span><text:span text:style-name="T15">=</text:span><text:span text:style-name="T32"> </text:span><text:span text:style-name="T44">2</text:span><text:span text:style-name="T15">,</text:span></text:p>
      <text:p text:style-name="P131"><text:span text:style-name="T32"><text:s text:c="4"/></text:span>PRS_LISE<text:span text:style-name="T32"> <text:s text:c="25"/></text:span><text:span text:style-name="T15">=</text:span><text:span text:style-name="T32"> </text:span><text:span text:style-name="T44">3</text:span><text:span text:style-name="T15">,</text:span></text:p>
      <text:p text:style-name="P131"><text:span text:style-name="T32"><text:s text:c="4"/></text:span>PRS_ONLISANS<text:span text:style-name="T32"> <text:s text:c="21"/></text:span><text:span text:style-name="T15">=</text:span><text:span text:style-name="T32"> </text:span><text:span text:style-name="T44">4</text:span><text:span text:style-name="T15">,</text:span></text:p>
      <text:p text:style-name="P131"><text:span text:style-name="T32"><text:s text:c="4"/></text:span>PRS_LISANS<text:span text:style-name="T32"> <text:s text:c="23"/></text:span><text:span text:style-name="T15">=</text:span><text:span text:style-name="T32"> </text:span><text:span text:style-name="T44">5</text:span><text:span text:style-name="T15">,</text:span></text:p>
      <text:p text:style-name="P131"><text:span text:style-name="T32"><text:s text:c="4"/></text:span>PRS_YUKSEK_LISANS<text:span text:style-name="T32"> <text:s text:c="16"/></text:span><text:span text:style-name="T15">=</text:span><text:span text:style-name="T32"> </text:span><text:span text:style-name="T44">6</text:span></text:p>
      <text:p text:style-name="P126"><text:soft-page-break/>};</text:p>
      <text:p text:style-name="P126">*Personel formunda eğitim bilgisi aldığımız combobox ı doldururken kullanılır.</text:p>
      <text:p text:style-name="P131"><text:span text:style-name="T30">enum</text:span><text:span text:style-name="T32"> </text:span>COCUK_SAYISI<text:span text:style-name="T32"> </text:span><text:span text:style-name="T15">{</text:span></text:p>
      <text:p text:style-name="P131"><text:span text:style-name="T32"><text:s text:c="4"/></text:span>PRS_COCUK_YOK<text:span text:style-name="T32"> <text:s text:c="22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TEK_COCUK<text:span text:style-name="T32"> <text:s text:c="22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IKI_COCUK<text:span text:style-name="T32"> <text:s text:c="22"/></text:span><text:span text:style-name="T15">=</text:span><text:span text:style-name="T32"> </text:span><text:span text:style-name="T44">2</text:span><text:span text:style-name="T15">,</text:span></text:p>
      <text:p text:style-name="P131"><text:span text:style-name="T32"><text:s text:c="4"/></text:span>PRS_UC_COCUK<text:span text:style-name="T32"> <text:s text:c="23"/></text:span><text:span text:style-name="T15">=</text:span><text:span text:style-name="T32"> </text:span><text:span text:style-name="T44">3</text:span><text:span text:style-name="T15">,</text:span></text:p>
      <text:p text:style-name="P131"><text:span text:style-name="T32"><text:s text:c="4"/></text:span>PRS_DORT_COCUK<text:span text:style-name="T32"> <text:s text:c="21"/></text:span><text:span text:style-name="T15">=</text:span><text:span text:style-name="T32"> </text:span><text:span text:style-name="T44">4</text:span></text:p>
      <text:p text:style-name="P126">};</text:p>
      <text:p text:style-name="P126">*Asgari geçim indirimi hesaplanırken kullanılan tanımlamalardır.</text:p>
      <text:p text:style-name="P131"><text:span text:style-name="T30">enum</text:span><text:span text:style-name="T32"> </text:span>CALISMA_DURUMU<text:span text:style-name="T32"> </text:span><text:span text:style-name="T15">{</text:span></text:p>
      <text:p text:style-name="P131"><text:span text:style-name="T32"><text:s text:c="4"/></text:span>PRS_CALISMIYOR<text:span text:style-name="T32"> <text:s text:c="22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CALISIYOR<text:span text:style-name="T32"> <text:s text:c="23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OGRENCI<text:span text:style-name="T32"> <text:s text:c="25"/></text:span><text:span text:style-name="T15">=</text:span><text:span text:style-name="T32"> </text:span><text:span text:style-name="T44">2</text:span></text:p>
      <text:p text:style-name="P126">};</text:p>
      <text:p text:style-name="P126">*Personelin çalışma durum bilgisini temsil eder. </text:p>
      <text:p text:style-name="P131"><text:span text:style-name="T30">enum</text:span><text:span text:style-name="T32"> </text:span>ODENEK<text:span text:style-name="T32"> </text:span><text:span text:style-name="T15">{</text:span></text:p>
      <text:p text:style-name="P131"><text:span text:style-name="T32"><text:s text:c="4"/></text:span>PRS_DOGUM_YARDIMI<text:span text:style-name="T32"> <text:s text:c="18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OLUM_YARDIMI<text:span text:style-name="T32"> <text:s text:c="19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COCUK_YARDIMI<text:span text:style-name="T32"> <text:s text:c="18"/></text:span><text:span text:style-name="T15">=</text:span><text:span text:style-name="T32"> </text:span><text:span text:style-name="T44">2</text:span><text:span text:style-name="T15">,</text:span></text:p>
      <text:p text:style-name="P131"><text:span text:style-name="T32"><text:s text:c="4"/></text:span>PRS_YAKACAK_YARDIMI<text:span text:style-name="T32"> <text:s text:c="16"/></text:span><text:span text:style-name="T15">=</text:span><text:span text:style-name="T32"> </text:span><text:span text:style-name="T44">3</text:span><text:span text:style-name="T15">,</text:span></text:p>
      <text:p text:style-name="P131"><text:span text:style-name="T32"><text:s text:c="4"/></text:span>PRS_AILE_YARDIMI<text:span text:style-name="T32"> <text:s text:c="19"/></text:span><text:span text:style-name="T15">=</text:span><text:span text:style-name="T32"> </text:span><text:span text:style-name="T44">4</text:span><text:span text:style-name="T15">,</text:span></text:p>
      <text:p text:style-name="P131"><text:span text:style-name="T32"><text:s text:c="4"/></text:span>PRS_YEMEK_PARASI<text:span text:style-name="T32"> <text:s text:c="19"/></text:span><text:span text:style-name="T15">=</text:span><text:span text:style-name="T32"> </text:span><text:span text:style-name="T44">5</text:span><text:span text:style-name="T15">,</text:span></text:p>
      <text:p text:style-name="P131"><text:span text:style-name="T32"><text:s text:c="4"/></text:span>PRS_EVLENME_YARDIMI<text:span text:style-name="T32"> <text:s text:c="16"/></text:span><text:span text:style-name="T15">=</text:span><text:span text:style-name="T32"> </text:span><text:span text:style-name="T44">6</text:span><text:span text:style-name="T15">,</text:span></text:p>
      <text:p text:style-name="P131"><text:span text:style-name="T32"><text:s text:c="4"/></text:span>PRS_GOREV_HARCIRAHI<text:span text:style-name="T32"> <text:s text:c="16"/></text:span><text:span text:style-name="T15">=</text:span><text:span text:style-name="T32"> </text:span><text:span text:style-name="T44">7</text:span><text:span text:style-name="T15">,</text:span></text:p>
      <text:p text:style-name="P131"><text:span text:style-name="T32"><text:s text:c="4"/></text:span>PRS_IHBAR_TAZMINATI<text:span text:style-name="T32"> <text:s text:c="16"/></text:span><text:span text:style-name="T15">=</text:span><text:span text:style-name="T32"> </text:span><text:span text:style-name="T44">8</text:span><text:span text:style-name="T15">,</text:span></text:p>
      <text:p text:style-name="P131"><text:span text:style-name="T32"><text:s text:c="4"/></text:span>PRS_KIDEM_TAZMINATI<text:span text:style-name="T32"> <text:s text:c="16"/></text:span><text:span text:style-name="T15">=</text:span><text:span text:style-name="T32"> </text:span><text:span text:style-name="T44">9</text:span></text:p>
      <text:p text:style-name="P126">};</text:p>
      <text:p text:style-name="P126">*Ödenek türlerini biribirinden ayırt edebimek ve üzerinde işlem yapabilmek <text:s/>için kullanılır. </text:p>
      <text:p text:style-name="P131"><text:span text:style-name="T30">enum</text:span><text:span text:style-name="T32"> </text:span>AYRILIS_SEKLI<text:span text:style-name="T32"> </text:span><text:span text:style-name="T15">{</text:span></text:p>
      <text:p text:style-name="P131"><text:span text:style-name="T32"><text:s text:c="4"/></text:span>PRS_TERK<text:span text:style-name="T32"> <text:s text:c="27"/></text:span><text:span text:style-name="T15">=</text:span><text:span text:style-name="T32"> </text:span><text:span text:style-name="T44">0</text:span><text:span text:style-name="T15">,</text:span></text:p>
      <text:p text:style-name="P131"><text:span text:style-name="T32"><text:s text:c="4"/></text:span>PRS_AYRILMA<text:span text:style-name="T32"> <text:s text:c="24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CIKARMA<text:span text:style-name="T32"> <text:s text:c="24"/></text:span><text:span text:style-name="T15">=</text:span><text:span text:style-name="T32"> </text:span><text:span text:style-name="T44">2</text:span><text:span text:style-name="T15">,</text:span></text:p>
      <text:p text:style-name="P131"><text:span text:style-name="T32"><text:s text:c="4"/></text:span>PRS_ASKERLIK<text:span text:style-name="T32"> <text:s text:c="23"/></text:span><text:span text:style-name="T15">=</text:span><text:span text:style-name="T32"> </text:span><text:span text:style-name="T44">3</text:span><text:span text:style-name="T15">,</text:span></text:p>
      <text:p text:style-name="P131"><text:span text:style-name="T32"><text:s text:c="4"/></text:span>PRS_EVLILIK<text:span text:style-name="T32"> <text:s text:c="24"/></text:span><text:span text:style-name="T15">=</text:span><text:span text:style-name="T32"> </text:span><text:span text:style-name="T44">4</text:span><text:span text:style-name="T15">,</text:span></text:p>
      <text:p text:style-name="P131"><text:span text:style-name="T32"><text:s text:c="4"/></text:span>PRS_EMEKLILIK<text:span text:style-name="T32"> <text:s text:c="22"/></text:span><text:span text:style-name="T15">=</text:span><text:span text:style-name="T32"> </text:span><text:span text:style-name="T44">5</text:span><text:span text:style-name="T15">,</text:span></text:p>
      <text:p text:style-name="P131"><text:span text:style-name="T32"><text:s text:c="4"/></text:span>PRS_VEFAT<text:span text:style-name="T32"> <text:s text:c="26"/></text:span><text:span text:style-name="T15">=</text:span><text:span text:style-name="T32"> </text:span><text:span text:style-name="T44">6</text:span></text:p>
      <text:p text:style-name="P126">};</text:p>
      <text:p text:style-name="P126">*SGK tarafından belirlenen işten ayrılma nedenlerini temsil eder.</text:p>
      <text:p text:style-name="P131"><text:span text:style-name="T30">enum</text:span><text:span text:style-name="T32"> </text:span>EKSIK_GUN_NEDENLERI<text:span text:style-name="T32"> </text:span><text:span text:style-name="T15">{</text:span></text:p>
      <text:p text:style-name="P131"><text:span text:style-name="T32"><text:s text:c="4"/></text:span>PRS_ISTIRAHAT<text:span text:style-name="T32"> <text:s text:c="22"/></text:span><text:span text:style-name="T15">=</text:span><text:span text:style-name="T32"> </text:span><text:span text:style-name="T44">1</text:span><text:span text:style-name="T15">,</text:span></text:p>
      <text:p text:style-name="P131"><text:span text:style-name="T32"><text:s text:c="4"/></text:span>PRS_UCRETSIZ_IZIN<text:span text:style-name="T32"> <text:s text:c="18"/></text:span><text:span text:style-name="T15">=</text:span><text:span text:style-name="T32"> </text:span><text:span text:style-name="T44">2</text:span><text:span text:style-name="T15">,</text:span></text:p>
      <text:p text:style-name="P131"><text:span text:style-name="T32"><text:s text:c="4"/></text:span>PRS_DISIPLIN_CEZASI<text:span text:style-name="T32"> <text:s text:c="16"/></text:span><text:span text:style-name="T15">=</text:span><text:span text:style-name="T32"> </text:span><text:span text:style-name="T44">3</text:span><text:span text:style-name="T15">,</text:span></text:p>
      <text:p text:style-name="P131"><text:span text:style-name="T32"><text:s text:c="4"/></text:span>PRS_GOZALTINA_ALINMA<text:span text:style-name="T32"> <text:s text:c="15"/></text:span><text:span text:style-name="T15">=</text:span><text:span text:style-name="T32"> </text:span><text:span text:style-name="T44">4</text:span><text:span text:style-name="T15">,</text:span></text:p>
      <text:p text:style-name="P131"><text:span text:style-name="T32"><text:s text:c="4"/></text:span>PRS_TUTUKLULUK<text:span text:style-name="T32"> <text:s text:c="21"/></text:span><text:span text:style-name="T15">=</text:span><text:span text:style-name="T32"> </text:span><text:span text:style-name="T44">5</text:span><text:span text:style-name="T15">,</text:span></text:p>
      <text:p text:style-name="P131"><text:span text:style-name="T32"><text:s text:c="4"/></text:span>PRS_KISMI_ISTIHDAM<text:span text:style-name="T32"> <text:s text:c="17"/></text:span><text:span text:style-name="T15">=</text:span><text:span text:style-name="T32"> </text:span><text:span text:style-name="T44">6</text:span><text:span text:style-name="T15">,</text:span></text:p>
      <text:p text:style-name="P131"><text:span text:style-name="T32"><text:s text:c="4"/></text:span>PRS_PUANTAJ_KAYITLARI<text:span text:style-name="T32"> <text:s text:c="14"/></text:span><text:span text:style-name="T15">=</text:span><text:span text:style-name="T32"> </text:span><text:span text:style-name="T44">7</text:span><text:span text:style-name="T15">,</text:span></text:p>
      <text:p text:style-name="P131"><text:span text:style-name="T32"><text:s text:c="4"/></text:span>PRS_GREV<text:span text:style-name="T32"> <text:s text:c="27"/></text:span><text:span text:style-name="T15">=</text:span><text:span text:style-name="T32"> </text:span><text:span text:style-name="T44">8</text:span><text:span text:style-name="T15">,</text:span></text:p>
      <text:p text:style-name="P131"><text:span text:style-name="T32"><text:s text:c="4"/></text:span>PRS_LOKAVT<text:span text:style-name="T32"> <text:s text:c="25"/></text:span><text:span text:style-name="T15">=</text:span><text:span text:style-name="T32"> </text:span><text:span text:style-name="T44">9</text:span><text:span text:style-name="T15">,</text:span></text:p>
      <text:p text:style-name="P131"><text:soft-page-break/><text:span text:style-name="T32"><text:s text:c="4"/></text:span>PRS_GENEL_HAYATI_ETK_OLAYLAR<text:span text:style-name="T32"> <text:s text:c="7"/></text:span><text:span text:style-name="T15">=</text:span><text:span text:style-name="T32"> </text:span><text:span text:style-name="T44">10</text:span><text:span text:style-name="T15">,</text:span></text:p>
      <text:p text:style-name="P131"><text:span text:style-name="T32"><text:s text:c="4"/></text:span>PRS_DOGAL_AFET<text:span text:style-name="T32"> <text:s text:c="21"/></text:span><text:span text:style-name="T15">=</text:span><text:span text:style-name="T32"> </text:span><text:span text:style-name="T44">11</text:span><text:span text:style-name="T15">,</text:span></text:p>
      <text:p text:style-name="P131"><text:span text:style-name="T32"><text:s text:c="4"/></text:span>PRS_BIRDEN_FAZLA<text:span text:style-name="T32"> <text:s text:c="19"/></text:span><text:span text:style-name="T15">=</text:span><text:span text:style-name="T32"> </text:span><text:span text:style-name="T44">12</text:span><text:span text:style-name="T15">,</text:span></text:p>
      <text:p text:style-name="P131"><text:span text:style-name="T32"><text:s text:c="4"/></text:span>PRS_DIGER<text:span text:style-name="T32"> <text:s text:c="26"/></text:span><text:span text:style-name="T15">=</text:span><text:span text:style-name="T32"> </text:span><text:span text:style-name="T44">13</text:span><text:span text:style-name="T15">,</text:span></text:p>
      <text:p text:style-name="P131"><text:span text:style-name="T32"><text:s text:c="4"/></text:span>PRS_DEVAMSIZLIK<text:span text:style-name="T32"> <text:s text:c="20"/></text:span><text:span text:style-name="T15">=</text:span><text:span text:style-name="T32"> </text:span><text:span text:style-name="T44">15</text:span><text:span text:style-name="T15">,</text:span></text:p>
      <text:p text:style-name="P131"><text:span text:style-name="T32"><text:s text:c="4"/></text:span>PRS_FESIH_TRHNDE_CALISMAMIS<text:span text:style-name="T32"> <text:s text:c="8"/></text:span><text:span text:style-name="T15">=</text:span><text:span text:style-name="T32"> </text:span><text:span text:style-name="T44">16</text:span><text:span text:style-name="T15">,</text:span></text:p>
      <text:p text:style-name="P131"><text:span text:style-name="T32"><text:s text:c="4"/></text:span>PRS_EV_HZMTLRNDE_30_GUNDEN_AZ_CALISMA<text:span text:style-name="T15">=</text:span><text:span text:style-name="T32"> </text:span><text:span text:style-name="T44">17</text:span><text:span text:style-name="T15">,</text:span></text:p>
      <text:p text:style-name="P131"><text:span text:style-name="T32"><text:s text:c="4"/></text:span>PRS_KISA_CALISMA_ODENEGI<text:span text:style-name="T32"> <text:s text:c="11"/></text:span><text:span text:style-name="T15">=</text:span><text:span text:style-name="T32"> </text:span><text:span text:style-name="T44">18</text:span></text:p>
      <text:p text:style-name="P126">};</text:p>
      <text:p text:style-name="P126">*Personelin işe gelmemesi durumunda eksik gün sebebinin kaydı için kullanılırlar .</text:p>
      <text:p text:style-name="P131"><text:span text:style-name="T30">enum</text:span><text:span text:style-name="T32"> </text:span>ISTEN_CIKMA_NEDENLERI<text:span text:style-name="T32"> </text:span><text:span text:style-name="T15">{</text:span></text:p>
      <text:p text:style-name="P131"><text:span text:style-name="T32"><text:s text:c="2"/></text:span><text:span text:style-name="T36"><text:s text:c="2"/></text:span><text:span text:style-name="T50">PRS_DENEME_SURELI_IS_SOZLESMESININ_ISVERENCE_FESHI=</text:span><text:span text:style-name="T36"> </text:span><text:span text:style-name="T47">1</text:span><text:span text:style-name="T21">,</text:span></text:p>
      <text:p text:style-name="P135"><text:span text:style-name="T32"><text:s text:c="33"/></text:span></text:p>
      <text:p text:style-name="P135"><text:span text:style-name="T32"><text:s text:c="4"/></text:span>PRS_DENEME_SURELI_IS_SOZLESMESININ_ISCI_TARAFINDAN_FESHI<text:span text:style-name="T15">=</text:span><text:span text:style-name="T32"> </text:span><text:span text:style-name="T44">2</text:span><text:span text:style-name="T15">,</text:span><text:span text:style-name="T32"> <text:s text:c="27"/></text:span></text:p>
      <text:p text:style-name="P135"><text:span text:style-name="T15"/></text:p>
      <text:p text:style-name="P135"><text:span text:style-name="T32"><text:s text:c="4"/></text:span>PRS_BELIRSIZ_SURELI_IS_SOZLESMESININ_ISCI_TARAFINDAN_FESHI <text:span text:style-name="T15">=</text:span><text:span text:style-name="T32"> </text:span><text:span text:style-name="T44">3</text:span><text:span text:style-name="T15">,</text:span><text:span text:style-name="T32"> <text:s text:c="25"/></text:span><text:span text:style-name="T15"><text:s/></text:span></text:p>
      <text:p text:style-name="P135"><text:span text:style-name="T15"/></text:p>
      <text:p text:style-name="P135"><text:span text:style-name="T32"><text:s text:c="4"/></text:span>PRS_BELIRSIZ_SURELI_IS_SOZLESMESININ_ISVERENCE_FESHI<text:span text:style-name="T32"> <text:s text:c="31"/></text:span><text:span text:style-name="T15">=</text:span><text:span text:style-name="T32"> </text:span><text:span text:style-name="T44">4</text:span><text:span text:style-name="T15">,</text:span></text:p>
      <text:p text:style-name="P135"><text:span text:style-name="T32"><text:s text:c="4"/></text:span>PRS_BELIRLI_SURELI_IS_SOZLESMESININ_SONA_ERMESI<text:span text:style-name="T32"> <text:s text:c="36"/></text:span><text:span text:style-name="T15">=</text:span><text:span text:style-name="T32"> </text:span><text:span text:style-name="T44">5</text:span><text:span text:style-name="T15">,</text:span></text:p>
      <text:p text:style-name="P135"><text:span text:style-name="T32"><text:s text:c="4"/></text:span>PRS_EMEKLILIK_VEYA_TOPTAN_ODEME<text:span text:style-name="T32"> <text:s text:c="52"/></text:span><text:span text:style-name="T15">=</text:span><text:span text:style-name="T32"> </text:span><text:span text:style-name="T44">8</text:span><text:span text:style-name="T15">,</text:span></text:p>
      <text:p text:style-name="P135"><text:span text:style-name="T32"><text:s text:c="4"/></text:span>PRS_MALULEN_EMEKLILIK<text:span text:style-name="T32"> <text:s text:c="62"/></text:span><text:span text:style-name="T15">=</text:span><text:span text:style-name="T32"> </text:span><text:span text:style-name="T44">9</text:span><text:span text:style-name="T15">,</text:span></text:p>
      <text:p text:style-name="P135"><text:span text:style-name="T32"><text:s text:c="4"/></text:span>PRS_OLUM<text:span text:style-name="T32"> <text:s text:c="75"/></text:span><text:span text:style-name="T15">=</text:span><text:span text:style-name="T32"> </text:span><text:span text:style-name="T44">10</text:span><text:span text:style-name="T15">,</text:span></text:p>
      <text:p text:style-name="P135"><text:span text:style-name="T32"><text:s text:c="4"/></text:span>PRS_IS_KAZASI_SONUCU_OLUM<text:span text:style-name="T32"> <text:s text:c="58"/></text:span><text:span text:style-name="T15">=</text:span><text:span text:style-name="T32"> </text:span><text:span text:style-name="T44">11</text:span><text:span text:style-name="T15">,</text:span></text:p>
      <text:p text:style-name="P135"><text:span text:style-name="T32"><text:s text:c="4"/></text:span>PRS_ASKERLK<text:span text:style-name="T32"> <text:s text:c="72"/></text:span><text:span text:style-name="T15">=</text:span><text:span text:style-name="T32"> </text:span><text:span text:style-name="T44">12</text:span><text:span text:style-name="T15">,</text:span></text:p>
      <text:p text:style-name="P135"><text:span text:style-name="T32"><text:s text:c="4"/></text:span>PRS_KADIN_ISCININ_EVLENMESI<text:span text:style-name="T32"> <text:s text:c="56"/></text:span><text:span text:style-name="T15">=</text:span><text:span text:style-name="T32"> </text:span><text:span text:style-name="T44">13</text:span><text:span text:style-name="T15">,</text:span></text:p>
      <text:p text:style-name="P135"><text:span text:style-name="T32"><text:s text:c="4"/></text:span>PRS_EMEKLILIK_ICIN_YAS_DISINDA_DGR_SARTLARIN_TAMAMLANMASI<text:span text:style-name="T32"> <text:s text:c="26"/></text:span><text:span text:style-name="T15">=</text:span><text:span text:style-name="T32"> </text:span><text:span text:style-name="T44">14</text:span><text:span text:style-name="T15">,</text:span></text:p>
      <text:p text:style-name="P135"><text:span text:style-name="T32"><text:s text:c="4"/></text:span>PRS_TOPLU_ISCI_CIKARMA<text:span text:style-name="T32"> <text:s text:c="61"/></text:span><text:span text:style-name="T15">=</text:span><text:span text:style-name="T32"> </text:span><text:span text:style-name="T44">15</text:span><text:span text:style-name="T15">,</text:span></text:p>
      <text:p text:style-name="P135"><text:span text:style-name="T32"><text:s text:c="4"/></text:span>PRS_SOZLESME_SONA_ERMEDEN_AYNI_ISVEREN_AIT_DIGER_ISYERINE_NAKIL<text:span text:style-name="T32"> <text:s text:c="20"/></text:span><text:span text:style-name="T15">=</text:span><text:span text:style-name="T32"> </text:span><text:span text:style-name="T44">16</text:span><text:span text:style-name="T15">,</text:span></text:p>
      <text:p text:style-name="P135"><text:span text:style-name="T32"><text:s text:c="4"/></text:span>PRS_ISYERININ_KAPANMASI<text:span text:style-name="T32"> <text:s text:c="60"/></text:span><text:span text:style-name="T15">=</text:span><text:span text:style-name="T32"> </text:span><text:span text:style-name="T44">17</text:span><text:span text:style-name="T15">,</text:span></text:p>
      <text:p text:style-name="P135"><text:span text:style-name="T32"><text:s text:c="4"/></text:span>PRS_ISIN_SONA_ERMESI<text:span text:style-name="T32"> <text:s text:c="63"/></text:span><text:span text:style-name="T15">=</text:span><text:span text:style-name="T32"> </text:span><text:span text:style-name="T44">18</text:span><text:span text:style-name="T15">,</text:span></text:p>
      <text:p text:style-name="P135"><text:span text:style-name="T32"><text:s text:c="4"/></text:span>PRS_MEVSIM_BITIMI<text:span text:style-name="T32"> <text:s text:c="66"/></text:span><text:span text:style-name="T15">=</text:span><text:span text:style-name="T32"> </text:span><text:span text:style-name="T44">19</text:span><text:span text:style-name="T15">,</text:span></text:p>
      <text:p text:style-name="P135"><text:span text:style-name="T32"><text:s text:c="4"/></text:span>PRS_KAMPANYA_BITIMI<text:span text:style-name="T32"> <text:s text:c="64"/></text:span><text:span text:style-name="T15">=</text:span><text:span text:style-name="T32"> </text:span><text:span text:style-name="T44">20</text:span><text:span text:style-name="T15">,</text:span></text:p>
      <text:p text:style-name="P135"><text:span text:style-name="T32"><text:s text:c="4"/></text:span>PRS_STATU_DEGISIKLIGI<text:span text:style-name="T32"> <text:s text:c="62"/></text:span><text:span text:style-name="T15">=</text:span><text:span text:style-name="T32"> </text:span><text:span text:style-name="T44">21</text:span><text:span text:style-name="T15">,</text:span></text:p>
      <text:p text:style-name="P135"><text:span text:style-name="T32"><text:s text:c="4"/></text:span>PRS_DIGER_NEDENLER<text:span text:style-name="T32"> <text:s text:c="65"/></text:span><text:span text:style-name="T15">=</text:span><text:span text:style-name="T32"> </text:span><text:span text:style-name="T44">22</text:span><text:span text:style-name="T15">,</text:span></text:p>
      <text:p text:style-name="P135"><text:span text:style-name="T32"><text:s text:c="4"/></text:span>PRS_ISCI_TARAFINDAN_ZORUNLU_NEDENLE_FESIH<text:span text:style-name="T32"> <text:s text:c="42"/></text:span><text:span text:style-name="T15">=</text:span><text:span text:style-name="T32"> </text:span><text:span text:style-name="T44">23</text:span><text:span text:style-name="T15">,</text:span></text:p>
      <text:p text:style-name="P135"><text:span text:style-name="T32"><text:s text:c="4"/></text:span>PRS_ISCI_TARAFINDAN_SAGLIK_NEDENIYLE_FESIH<text:span text:style-name="T32"> <text:s text:c="41"/></text:span><text:span text:style-name="T15">=</text:span><text:span text:style-name="T32"> </text:span><text:span text:style-name="T44">24</text:span><text:span text:style-name="T15">,</text:span></text:p>
      <text:p text:style-name="P135"><text:span text:style-name="T32"><text:s text:c="4"/></text:span>PRS_ISCI_TARAFINDAN_ISVERENIN_AHLAK_IYINIYET_KURALLARINA_UYMAMASI_NEDENIYLE_FESIH<text:span text:style-name="T32"> <text:s text:c="2"/></text:span><text:span text:style-name="T15">=</text:span><text:span text:style-name="T32"> </text:span><text:span text:style-name="T44">25</text:span><text:span text:style-name="T15">,</text:span></text:p>
      <text:p text:style-name="P135"><text:span text:style-name="T32"><text:s text:c="4"/></text:span>PRS_DISIPLIN_KURULU_KARARI_ILE_FESIH<text:span text:style-name="T32"> <text:s text:c="47"/></text:span><text:span text:style-name="T15">=</text:span><text:span text:style-name="T32"> </text:span><text:span text:style-name="T44">26</text:span><text:span text:style-name="T15">,</text:span></text:p>
      <text:p text:style-name="P135"><text:span text:style-name="T32"><text:s text:c="4"/></text:span>PRS_ISVEREN_TARAFINDAN_ZORUNLU_NEDENLERLE_VE_TUTUKLULUK_NEDENIYLE_FESIH<text:span text:style-name="T32"> <text:s text:c="12"/></text:span><text:span text:style-name="T15">=</text:span><text:span text:style-name="T32"> </text:span><text:span text:style-name="T44">27</text:span><text:span text:style-name="T15">,</text:span></text:p>
      <text:p text:style-name="P135"><text:span text:style-name="T32"><text:s text:c="4"/></text:span>PRS_ISVEREN_TARAFINDAN_SAGLIK_NEDENIYLE_FESIH<text:span text:style-name="T32"> <text:s text:c="38"/></text:span><text:span text:style-name="T15">=</text:span><text:span text:style-name="T32"> </text:span><text:span text:style-name="T44">28</text:span><text:span text:style-name="T15">,</text:span></text:p>
      <text:p text:style-name="P135"><text:span text:style-name="T32"><text:s text:c="4"/></text:span>PRS_ISVEREN_TARAFINDAN_ISCININ_AHLAK_IYINIYET_KURALLARINA_UYMAMASI_NEDENIYLE_FESIH<text:span text:style-name="T32"> <text:s/></text:span><text:span text:style-name="T15">=</text:span><text:span text:style-name="T32"> </text:span><text:span text:style-name="T44">29</text:span><text:span text:style-name="T15">,</text:span></text:p>
      <text:p text:style-name="P135"><text:span text:style-name="T32"><text:s text:c="4"/></text:span>PRS_VIZE_SURESININ_BITIMI<text:span text:style-name="T32"> <text:s text:c="58"/></text:span><text:span text:style-name="T15">=</text:span><text:span text:style-name="T32"> </text:span><text:span text:style-name="T44">30</text:span><text:span text:style-name="T15">,</text:span></text:p>
      <text:p text:style-name="P135"><text:span text:style-name="T32"><text:s text:c="4"/></text:span>PRS_BORCLAR_KANUNU_SENDIKALAR_KANUNU_GREV_LOKAVT_KANUNU_KAPSAMINDA_KENDI_ISTEK_KUSURU_DISINDA_FESIH<text:span text:style-name="T32"> </text:span><text:span text:style-name="T15">=</text:span><text:span text:style-name="T32"> </text:span><text:span text:style-name="T44">31</text:span><text:span text:style-name="T15">,</text:span></text:p>
      <text:p text:style-name="P135"><text:span text:style-name="T32"><text:s text:c="4"/></text:span>PRS_OZELLESTIRME_NEDENI_ILE_4096_SAYILI_KANUNUN_21_MADDESINE_GORE_FESIH<text:span text:style-name="T32"> <text:s text:c="12"/></text:span><text:span text:style-name="T15">=</text:span><text:span text:style-name="T32"> </text:span><text:span text:style-name="T44">32</text:span><text:span text:style-name="T15">,</text:span></text:p>
      <text:p text:style-name="P135"><text:span text:style-name="T32"><text:s text:c="4"/></text:span>PRS_GAZETECI_TARAFINDAN_SOZLESMENIN_FESHI<text:span text:style-name="T32"> <text:s text:c="42"/></text:span><text:span text:style-name="T15">=</text:span><text:span text:style-name="T32"> </text:span><text:span text:style-name="T44">33</text:span><text:span text:style-name="T15">,</text:span></text:p>
      <text:p text:style-name="P135"><text:span text:style-name="T32"><text:s text:c="4"/></text:span>PRS_ISYERININ_DEVRI_ISIN_VEYA_ISYERININ_NITELIGININ_DEGISMESI_NEDENIYLE_FESIH<text:span text:style-name="T32"> <text:s text:c="6"/></text:span><text:span text:style-name="T15">=</text:span><text:span text:style-name="T32"> </text:span><text:span text:style-name="T44">34</text:span><text:span text:style-name="T15">,</text:span></text:p>
      <text:p text:style-name="P129">};</text:p>
      <text:p text:style-name="P128">*İşten çıkma esnasında personelin işten çıkma nedenini seçtiğimiz combobox ları doldururken kullanılırlar.</text:p>
      <text:p text:style-name="P132"><text:span text:style-name="T15"/></text:p>
      <text:p text:style-name="P128"/>
      <text:p text:style-name="P128"/>
      <text:p text:style-name="P128"/>
      <text:p text:style-name="P127"/>
      <text:p text:style-name="P60"><text:soft-page-break/></text:p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verdana" svg:font-family="verdana, helvetica, sans-serif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Liberation Serif" fo:font-size="14pt" fo:font-weight="bold" style:font-name-asian="Bitstream Vera Sans" style:font-size-asian="14pt" style:font-weight-asian="bold" style:font-name-complex="Bitstream Ver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8pt" fo:font-weight="bold" style:font-name-asian="Bitstream Vera Sans" style:font-size-asian="18pt" style:font-weight-asian="bold" style:font-name-complex="Bitstream Vera Sans" style:font-size-complex="18pt" style:font-weight-complex="bold"/>
    </style:style>
    <style:style style:name="Illustration" style:family="paragraph" style:parent-style-name="Title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64cm" fo:margin-right="1.2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5-14T14:06:06</meta:creation-date>
    <dc:date>2010-11-05T18:23:52</dc:date>
    <meta:print-date>2009-11-05T11:24:07</meta:print-date>
    <meta:editing-cycles>171</meta:editing-cycles>
    <meta:editing-duration>PT48H19M03S</meta:editing-duration>
    <meta:document-statistic meta:table-count="0" meta:image-count="0" meta:object-count="0" meta:page-count="9" meta:paragraph-count="350" meta:word-count="1391" meta:character-count="17652"/>
    <meta:user-defined meta:name="Bilgi 1"/>
    <meta:user-defined meta:name="Bilgi 2"/>
    <meta:user-defined meta:name="Bilgi 3"/>
    <meta:user-defined meta:name="Bilgi 4"/>
  </office:meta>
</office:document-meta>
</file>